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office:version="1.2">
  <office:automatic-styles/>
  <office:body>
    <office:spreadsheet>
      <table:table table:name="Group_1">
        <table:table-row>
          <table:table-cell/>
          <table:table-cell table:style-name="pd1" office:value-type="string" office:value="Gene ID">
            <text:p>Gene ID</text:p>
          </table:table-cell>
          <table:table-cell table:style-name="pd1" office:value-type="string" office:value="ensembl_db_type">
            <text:p>ensembl_db_type</text:p>
          </table:table-cell>
          <table:table-cell table:style-name="pd1" office:value-type="string" office:value="ensembl_end">
            <text:p>ensembl_end</text:p>
          </table:table-cell>
          <table:table-cell table:style-name="pd1" office:value-type="string" office:value="ensembl_seq_region_name">
            <text:p>ensembl_seq_region_name</text:p>
          </table:table-cell>
          <table:table-cell table:style-name="pd1" office:value-type="string" office:value="ensembl_id">
            <text:p>ensembl_id</text:p>
          </table:table-cell>
          <table:table-cell table:style-name="pd1" office:value-type="string" office:value="ensembl_biotype">
            <text:p>ensembl_biotype</text:p>
          </table:table-cell>
          <table:table-cell table:style-name="pd1" office:value-type="string" office:value="ensembl_source">
            <text:p>ensembl_source</text:p>
          </table:table-cell>
          <table:table-cell table:style-name="pd1" office:value-type="string" office:value="ensembl_start">
            <text:p>ensembl_start</text:p>
          </table:table-cell>
          <table:table-cell table:style-name="pd1" office:value-type="string" office:value="ensembl_strand">
            <text:p>ensembl_strand</text:p>
          </table:table-cell>
          <table:table-cell table:style-name="pd1" office:value-type="string" office:value="ensembl_object_type">
            <text:p>ensembl_object_type</text:p>
          </table:table-cell>
          <table:table-cell table:style-name="pd1" office:value-type="string" office:value="ensembl_species">
            <text:p>ensembl_species</text:p>
          </table:table-cell>
          <table:table-cell table:style-name="pd1" office:value-type="string" office:value="ensembl_logic_name">
            <text:p>ensembl_logic_name</text:p>
          </table:table-cell>
          <table:table-cell table:style-name="pd1" office:value-type="string" office:value="ensembl_assembly_name">
            <text:p>ensembl_assembly_name</text:p>
          </table:table-cell>
          <table:table-cell table:style-name="pd1" office:value-type="string" office:value="ensembl_description">
            <text:p>ensembl_description</text:p>
          </table:table-cell>
          <table:table-cell table:style-name="pd1" office:value-type="string" office:value="barlex_gene_id">
            <text:p>barlex_gene_id</text:p>
          </table:table-cell>
          <table:table-cell table:style-name="pd1" office:value-type="string" office:value="barlex_gene_transcript_id">
            <text:p>barlex_gene_transcript_id</text:p>
          </table:table-cell>
          <table:table-cell table:style-name="pd1" office:value-type="string" office:value="barlex_gene_location">
            <text:p>barlex_gene_location</text:p>
          </table:table-cell>
          <table:table-cell table:style-name="pd1" office:value-type="string" office:value="barlex_gene_class">
            <text:p>barlex_gene_class</text:p>
          </table:table-cell>
          <table:table-cell table:style-name="pd1" office:value-type="string" office:value="barlex_barlex_annotation">
            <text:p>barlex_barlex_annotation</text:p>
          </table:table-cell>
          <table:table-cell table:style-name="pd1" office:value-type="string" office:value="barlex_go_terms">
            <text:p>barlex_go_terms</text:p>
          </table:table-cell>
          <table:table-cell table:style-name="pd1" office:value-type="string" office:value="barlex_pfam_id">
            <text:p>barlex_pfam_id</text:p>
          </table:table-cell>
          <table:table-cell table:style-name="pd1" office:value-type="string" office:value="barlex_interpro_id">
            <text:p>barlex_interpro_id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value="HORVU3Hr1G051110">
            <text:p>HORVU3Hr1G051110</text:p>
          </table:table-cell>
          <table:table-cell office:value-type="string" office:value="core">
            <text:p>core</text:p>
          </table:table-cell>
          <table:table-cell office:value-type="float" office:value="367968360">
            <text:p>367968360</text:p>
          </table:table-cell>
          <table:table-cell office:value-type="string" office:value="chr3H">
            <text:p>chr3H</text:p>
          </table:table-cell>
          <table:table-cell office:value-type="string" office:value="HORVU3Hr1G051110">
            <text:p>HORVU3Hr1G051110</text:p>
          </table:table-cell>
          <table:table-cell office:value-type="string" office:value="protein_coding">
            <text:p>protein_coding</text:p>
          </table:table-cell>
          <table:table-cell office:value-type="string" office:value="ibsc">
            <text:p>ibsc</text:p>
          </table:table-cell>
          <table:table-cell office:value-type="float" office:value="367967652">
            <text:p>367967652</text:p>
          </table:table-cell>
          <table:table-cell office:value-type="float" office:value="1">
            <text:p>1</text:p>
          </table:table-cell>
          <table:table-cell office:value-type="string" office:value="Gene">
            <text:p>Gene</text:p>
          </table:table-cell>
          <table:table-cell office:value-type="string" office:value="hordeum_vulgare">
            <text:p>hordeum_vulgare</text:p>
          </table:table-cell>
          <table:table-cell office:value-type="string" office:value="ibsc">
            <text:p>ibsc</text:p>
          </table:table-cell>
          <table:table-cell office:value-type="string" office:value="IBSC_v2">
            <text:p>IBSC_v2</text:p>
          </table:table-cell>
          <table:table-cell office:value-type="string" office:value="">
            <text:p/>
          </table:table-cell>
          <table:table-cell office:value-type="string" office:value="HORVU3Hr1G051110">
            <text:p>HORVU3Hr1G051110</text:p>
          </table:table-cell>
          <table:table-cell office:value-type="string" office:value="HORVU3Hr1G051110.1">
            <text:p>HORVU3Hr1G051110.1</text:p>
          </table:table-cell>
          <table:table-cell office:value-type="string" office:value="chr3H:367967652-367968360">
            <text:p>chr3H:367967652-367968360</text:p>
          </table:table-cell>
          <table:table-cell office:value-type="string" office:value="high-confidence gene with predicted function due to homology to a reference protein">
            <text:p>high-confidence gene with predicted function due to homology to a reference protein</text:p>
          </table:table-cell>
          <table:table-cell office:value-type="string" office:value="Cysteine-rich venom protein">
            <text:p>Cysteine-rich venom protein</text:p>
          </table:table-cell>
          <table:table-cell office:value-type="string" office:value="['GO:0005576']">
            <text:p>['GO:0005576']</text:p>
          </table:table-cell>
          <table:table-cell office:value-type="string" office:value="['PF00188']">
            <text:p>['PF00188']</text:p>
          </table:table-cell>
          <table:table-cell office:value-type="string" office:value="['IPR001283', 'IPR002413', 'IPR014044', 'IPR018244']">
            <text:p>['IPR001283', 'IPR002413', 'IPR014044', 'IPR018244']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HORVU1Hr1G029820">
            <text:p>HORVU1Hr1G029820</text:p>
          </table:table-cell>
          <table:table-cell office:value-type="string" office:value="core">
            <text:p>core</text:p>
          </table:table-cell>
          <table:table-cell office:value-type="float" office:value="166556945">
            <text:p>166556945</text:p>
          </table:table-cell>
          <table:table-cell office:value-type="string" office:value="chr1H">
            <text:p>chr1H</text:p>
          </table:table-cell>
          <table:table-cell office:value-type="string" office:value="HORVU1Hr1G029820">
            <text:p>HORVU1Hr1G029820</text:p>
          </table:table-cell>
          <table:table-cell office:value-type="string" office:value="protein_coding">
            <text:p>protein_coding</text:p>
          </table:table-cell>
          <table:table-cell office:value-type="string" office:value="ibsc">
            <text:p>ibsc</text:p>
          </table:table-cell>
          <table:table-cell office:value-type="float" office:value="166556538">
            <text:p>166556538</text:p>
          </table:table-cell>
          <table:table-cell office:value-type="float" office:value="-1">
            <text:p>-1</text:p>
          </table:table-cell>
          <table:table-cell office:value-type="string" office:value="Gene">
            <text:p>Gene</text:p>
          </table:table-cell>
          <table:table-cell office:value-type="string" office:value="hordeum_vulgare">
            <text:p>hordeum_vulgare</text:p>
          </table:table-cell>
          <table:table-cell office:value-type="string" office:value="ibsc">
            <text:p>ibsc</text:p>
          </table:table-cell>
          <table:table-cell office:value-type="string" office:value="IBSC_v2">
            <text:p>IBSC_v2</text:p>
          </table:table-cell>
          <table:table-cell office:value-type="string" office:value="">
            <text:p/>
          </table:table-cell>
          <table:table-cell office:value-type="string" office:value="HORVU1Hr1G029820">
            <text:p>HORVU1Hr1G029820</text:p>
          </table:table-cell>
          <table:table-cell office:value-type="string" office:value="HORVU1Hr1G029820.1">
            <text:p>HORVU1Hr1G029820.1</text:p>
          </table:table-cell>
          <table:table-cell office:value-type="string" office:value="chr1H:166556538-166556945">
            <text:p>chr1H:166556538-166556945</text:p>
          </table:table-cell>
          <table:table-cell office:value-type="string" office:value="high-confidence gene with predicted function due to homology to a reference protein">
            <text:p>high-confidence gene with predicted function due to homology to a reference protein</text:p>
          </table:table-cell>
          <table:table-cell office:value-type="string" office:value="Protein TRI1">
            <text:p>Protein TRI1</text:p>
          </table:table-cell>
          <table:table-cell office:value-type="string" office:value="['GO:0005515']">
            <text:p>['GO:0005515']</text:p>
          </table:table-cell>
          <table:table-cell office:value-type="string" office:value="['PF02201']">
            <text:p>['PF02201']</text:p>
          </table:table-cell>
          <table:table-cell office:value-type="string" office:value="['IPR003121']">
            <text:p>['IPR003121']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value="HORVU5Hr1G080730">
            <text:p>HORVU5Hr1G080730</text:p>
          </table:table-cell>
          <table:table-cell office:value-type="string" office:value="core">
            <text:p>core</text:p>
          </table:table-cell>
          <table:table-cell office:value-type="float" office:value="562107539">
            <text:p>562107539</text:p>
          </table:table-cell>
          <table:table-cell office:value-type="string" office:value="chr5H">
            <text:p>chr5H</text:p>
          </table:table-cell>
          <table:table-cell office:value-type="string" office:value="HORVU5Hr1G080730">
            <text:p>HORVU5Hr1G080730</text:p>
          </table:table-cell>
          <table:table-cell office:value-type="string" office:value="protein_coding">
            <text:p>protein_coding</text:p>
          </table:table-cell>
          <table:table-cell office:value-type="string" office:value="ibsc">
            <text:p>ibsc</text:p>
          </table:table-cell>
          <table:table-cell office:value-type="float" office:value="562096397">
            <text:p>562096397</text:p>
          </table:table-cell>
          <table:table-cell office:value-type="float" office:value="-1">
            <text:p>-1</text:p>
          </table:table-cell>
          <table:table-cell office:value-type="string" office:value="Gene">
            <text:p>Gene</text:p>
          </table:table-cell>
          <table:table-cell office:value-type="string" office:value="hordeum_vulgare">
            <text:p>hordeum_vulgare</text:p>
          </table:table-cell>
          <table:table-cell office:value-type="string" office:value="ibsc">
            <text:p>ibsc</text:p>
          </table:table-cell>
          <table:table-cell office:value-type="string" office:value="IBSC_v2">
            <text:p>IBSC_v2</text:p>
          </table:table-cell>
          <table:table-cell office:value-type="string" office:value="RPD1 [Source:Projected from Arabidopsis thaliana (AT4G33495) UniProtKB/TrEMBL;Acc:A0A178V474]">
            <text:p>RPD1 [Source:Projected from Arabidopsis thaliana (AT4G33495) UniProtKB/TrEMBL;Acc:A0A178V474]</text:p>
          </table:table-cell>
          <table:table-cell office:value-type="string" office:value="HORVU5Hr1G080730">
            <text:p>HORVU5Hr1G080730</text:p>
          </table:table-cell>
          <table:table-cell office:value-type="string" office:value="HORVU5Hr1G080730.4">
            <text:p>HORVU5Hr1G080730.4</text:p>
          </table:table-cell>
          <table:table-cell office:value-type="string" office:value="chr5H:562097545-562107539">
            <text:p>chr5H:562097545-562107539</text:p>
          </table:table-cell>
          <table:table-cell office:value-type="string" office:value="high-confidence gene with predicted function due to homology to a reference protein">
            <text:p>high-confidence gene with predicted function due to homology to a reference protein</text:p>
          </table:table-cell>
          <table:table-cell office:value-type="string" office:value="Ubiquitin carboxyl-terminal hydrolase family protein">
            <text:p>Ubiquitin carboxyl-terminal hydrolase family protein</text:p>
          </table:table-cell>
          <table:table-cell office:value-type="string" office:value="['none']">
            <text:p>['none']</text:p>
          </table:table-cell>
          <table:table-cell office:value-type="string" office:value="['PF11955']">
            <text:p>['PF11955']</text:p>
          </table:table-cell>
          <table:table-cell office:value-type="string" office:value="['IPR021099']">
            <text:p>['IPR021099']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value="HORVU0Hr1G005130">
            <text:p>HORVU0Hr1G005130</text:p>
          </table:table-cell>
          <table:table-cell office:value-type="string" office:value="core">
            <text:p>core</text:p>
          </table:table-cell>
          <table:table-cell office:value-type="float" office:value="29051057">
            <text:p>29051057</text:p>
          </table:table-cell>
          <table:table-cell office:value-type="string" office:value="chrUn">
            <text:p>chrUn</text:p>
          </table:table-cell>
          <table:table-cell office:value-type="string" office:value="HORVU0Hr1G005130">
            <text:p>HORVU0Hr1G005130</text:p>
          </table:table-cell>
          <table:table-cell office:value-type="string" office:value="protein_coding">
            <text:p>protein_coding</text:p>
          </table:table-cell>
          <table:table-cell office:value-type="string" office:value="ibsc">
            <text:p>ibsc</text:p>
          </table:table-cell>
          <table:table-cell office:value-type="float" office:value="29049909">
            <text:p>29049909</text:p>
          </table:table-cell>
          <table:table-cell office:value-type="float" office:value="1">
            <text:p>1</text:p>
          </table:table-cell>
          <table:table-cell office:value-type="string" office:value="Gene">
            <text:p>Gene</text:p>
          </table:table-cell>
          <table:table-cell office:value-type="string" office:value="hordeum_vulgare">
            <text:p>hordeum_vulgare</text:p>
          </table:table-cell>
          <table:table-cell office:value-type="string" office:value="ibsc">
            <text:p>ibsc</text:p>
          </table:table-cell>
          <table:table-cell office:value-type="string" office:value="IBSC_v2">
            <text:p>IBSC_v2</text:p>
          </table:table-cell>
          <table:table-cell office:value-type="string" office:value="">
            <text:p/>
          </table:table-cell>
          <table:table-cell office:value-type="string" office:value="HORVU0Hr1G005130">
            <text:p>HORVU0Hr1G005130</text:p>
          </table:table-cell>
          <table:table-cell office:value-type="string" office:value="HORVU0Hr1G005130.1">
            <text:p>HORVU0Hr1G005130.1</text:p>
          </table:table-cell>
          <table:table-cell office:value-type="string" office:value="chrUn:29049909-29051057">
            <text:p>chrUn:29049909-29051057</text:p>
          </table:table-cell>
          <table:table-cell office:value-type="string" office:value="high-confidence gene with predicted function due to homology to a reference protein">
            <text:p>high-confidence gene with predicted function due to homology to a reference protein</text:p>
          </table:table-cell>
          <table:table-cell office:value-type="string" office:value="NAC transcription factor">
            <text:p>NAC transcription factor</text:p>
          </table:table-cell>
          <table:table-cell office:value-type="string" office:value="['GO:0003677', 'GO:0006355']">
            <text:p>['GO:0003677', 'GO:0006355']</text:p>
          </table:table-cell>
          <table:table-cell office:value-type="string" office:value="['PF02365']">
            <text:p>['PF02365']</text:p>
          </table:table-cell>
          <table:table-cell office:value-type="string" office:value="['IPR003441']">
            <text:p>['IPR003441']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value="HORVU7Hr1G051070">
            <text:p>HORVU7Hr1G051070</text:p>
          </table:table-cell>
          <table:table-cell office:value-type="string" office:value="core">
            <text:p>core</text:p>
          </table:table-cell>
          <table:table-cell office:value-type="float" office:value="189803487">
            <text:p>189803487</text:p>
          </table:table-cell>
          <table:table-cell office:value-type="string" office:value="chr7H">
            <text:p>chr7H</text:p>
          </table:table-cell>
          <table:table-cell office:value-type="string" office:value="HORVU7Hr1G051070">
            <text:p>HORVU7Hr1G051070</text:p>
          </table:table-cell>
          <table:table-cell office:value-type="string" office:value="protein_coding">
            <text:p>protein_coding</text:p>
          </table:table-cell>
          <table:table-cell office:value-type="string" office:value="ibsc">
            <text:p>ibsc</text:p>
          </table:table-cell>
          <table:table-cell office:value-type="float" office:value="189799612">
            <text:p>189799612</text:p>
          </table:table-cell>
          <table:table-cell office:value-type="float" office:value="1">
            <text:p>1</text:p>
          </table:table-cell>
          <table:table-cell office:value-type="string" office:value="Gene">
            <text:p>Gene</text:p>
          </table:table-cell>
          <table:table-cell office:value-type="string" office:value="hordeum_vulgare">
            <text:p>hordeum_vulgare</text:p>
          </table:table-cell>
          <table:table-cell office:value-type="string" office:value="ibsc">
            <text:p>ibsc</text:p>
          </table:table-cell>
          <table:table-cell office:value-type="string" office:value="IBSC_v2">
            <text:p>IBSC_v2</text:p>
          </table:table-cell>
          <table:table-cell office:value-type="string" office:value="">
            <text:p/>
          </table:table-cell>
          <table:table-cell office:value-type="string" office:value="HORVU7Hr1G051070">
            <text:p>HORVU7Hr1G051070</text:p>
          </table:table-cell>
          <table:table-cell office:value-type="string" office:value="HORVU7Hr1G051070.2">
            <text:p>HORVU7Hr1G051070.2</text:p>
          </table:table-cell>
          <table:table-cell office:value-type="string" office:value="chr7H:189800221-189803346">
            <text:p>chr7H:189800221-189803346</text:p>
          </table:table-cell>
          <table:table-cell office:value-type="string" office:value="high-confidence gene with predicted function due to homology to a reference protein">
            <text:p>high-confidence gene with predicted function due to homology to a reference protein</text:p>
          </table:table-cell>
          <table:table-cell office:value-type="string" office:value="Aminoacylase-1">
            <text:p>Aminoacylase-1</text:p>
          </table:table-cell>
          <table:table-cell office:value-type="string" office:value="['GO:0004046', 'GO:0005737', 'GO:0006520', 'GO:0008152', 'GO:0016787']">
            <text:p>['GO:0004046', 'GO:0005737', 'GO:0006520', 'GO:0008152', 'GO:0016787']</text:p>
          </table:table-cell>
          <table:table-cell office:value-type="string" office:value="['PF01546', 'PF07687']">
            <text:p>['PF01546', 'PF07687']</text:p>
          </table:table-cell>
          <table:table-cell office:value-type="string" office:value="['IPR002933', 'IPR010159', 'IPR011650']">
            <text:p>['IPR002933', 'IPR010159', 'IPR011650']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string" office:value="HORVU6Hr1G045730">
            <text:p>HORVU6Hr1G045730</text:p>
          </table:table-cell>
          <table:table-cell office:value-type="string" office:value="core">
            <text:p>core</text:p>
          </table:table-cell>
          <table:table-cell office:value-type="float" office:value="265501546">
            <text:p>265501546</text:p>
          </table:table-cell>
          <table:table-cell office:value-type="string" office:value="chr6H">
            <text:p>chr6H</text:p>
          </table:table-cell>
          <table:table-cell office:value-type="string" office:value="HORVU6Hr1G045730">
            <text:p>HORVU6Hr1G045730</text:p>
          </table:table-cell>
          <table:table-cell office:value-type="string" office:value="nontranslating_CDS">
            <text:p>nontranslating_CDS</text:p>
          </table:table-cell>
          <table:table-cell office:value-type="string" office:value="ibsc">
            <text:p>ibsc</text:p>
          </table:table-cell>
          <table:table-cell office:value-type="float" office:value="265500893">
            <text:p>265500893</text:p>
          </table:table-cell>
          <table:table-cell office:value-type="float" office:value="-1">
            <text:p>-1</text:p>
          </table:table-cell>
          <table:table-cell office:value-type="string" office:value="Gene">
            <text:p>Gene</text:p>
          </table:table-cell>
          <table:table-cell office:value-type="string" office:value="hordeum_vulgare">
            <text:p>hordeum_vulgare</text:p>
          </table:table-cell>
          <table:table-cell office:value-type="string" office:value="ibsc">
            <text:p>ibsc</text:p>
          </table:table-cell>
          <table:table-cell office:value-type="string" office:value="IBSC_v2">
            <text:p>IBSC_v2</text:p>
          </table:table-cell>
          <table:table-cell office:value-type="string" office:value="">
            <text:p/>
          </table:table-cell>
          <table:table-cell office:value-type="string" office:value="HORVU6Hr1G045730">
            <text:p>HORVU6Hr1G045730</text:p>
          </table:table-cell>
          <table:table-cell office:value-type="string" office:value="HORVU6Hr1G045730.3">
            <text:p>HORVU6Hr1G045730.3</text:p>
          </table:table-cell>
          <table:table-cell office:value-type="string" office:value="chr6H:265501265-265501546">
            <text:p>chr6H:265501265-265501546</text:p>
          </table:table-cell>
          <table:table-cell office:value-type="string" office:value="high-confidence gene with predicted function due to homology to a reference protein">
            <text:p>high-confidence gene with predicted function due to homology to a reference protein</text:p>
          </table:table-cell>
          <table:table-cell office:value-type="string" office:value="CHD3-type chromatin-remodeling factor PICKLE">
            <text:p>CHD3-type chromatin-remodeling factor PICKLE</text:p>
          </table:table-cell>
          <table:table-cell office:value-type="string" office:value="['none']">
            <text:p>['none']</text:p>
          </table:table-cell>
          <table:table-cell office:value-type="string" office:value="['none']">
            <text:p>['none']</text:p>
          </table:table-cell>
          <table:table-cell office:value-type="string" office:value="['none']">
            <text:p>['none']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string" office:value="HORVU2Hr1G080550">
            <text:p>HORVU2Hr1G080550</text:p>
          </table:table-cell>
          <table:table-cell office:value-type="string" office:value="core">
            <text:p>core</text:p>
          </table:table-cell>
          <table:table-cell office:value-type="float" office:value="583720708">
            <text:p>583720708</text:p>
          </table:table-cell>
          <table:table-cell office:value-type="string" office:value="chr2H">
            <text:p>chr2H</text:p>
          </table:table-cell>
          <table:table-cell office:value-type="string" office:value="HORVU2Hr1G080550">
            <text:p>HORVU2Hr1G080550</text:p>
          </table:table-cell>
          <table:table-cell office:value-type="string" office:value="protein_coding">
            <text:p>protein_coding</text:p>
          </table:table-cell>
          <table:table-cell office:value-type="string" office:value="ibsc">
            <text:p>ibsc</text:p>
          </table:table-cell>
          <table:table-cell office:value-type="float" office:value="583720083">
            <text:p>583720083</text:p>
          </table:table-cell>
          <table:table-cell office:value-type="float" office:value="-1">
            <text:p>-1</text:p>
          </table:table-cell>
          <table:table-cell office:value-type="string" office:value="Gene">
            <text:p>Gene</text:p>
          </table:table-cell>
          <table:table-cell office:value-type="string" office:value="hordeum_vulgare">
            <text:p>hordeum_vulgare</text:p>
          </table:table-cell>
          <table:table-cell office:value-type="string" office:value="ibsc">
            <text:p>ibsc</text:p>
          </table:table-cell>
          <table:table-cell office:value-type="string" office:value="IBSC_v2">
            <text:p>IBSC_v2</text:p>
          </table:table-cell>
          <table:table-cell office:value-type="string" office:value="">
            <text:p/>
          </table:table-cell>
          <table:table-cell office:value-type="string" office:value="HORVU2Hr1G080550">
            <text:p>HORVU2Hr1G080550</text:p>
          </table:table-cell>
          <table:table-cell office:value-type="string" office:value="HORVU2Hr1G080550.1">
            <text:p>HORVU2Hr1G080550.1</text:p>
          </table:table-cell>
          <table:table-cell office:value-type="string" office:value="chr2H:583720083-583720708">
            <text:p>chr2H:583720083-583720708</text:p>
          </table:table-cell>
          <table:table-cell office:value-type="string" office:value="high-confidence gene with predicted function due to homology to a reference protein">
            <text:p>high-confidence gene with predicted function due to homology to a reference protein</text:p>
          </table:table-cell>
          <table:table-cell office:value-type="string" office:value="PLANT CADMIUM RESISTANCE 2">
            <text:p>PLANT CADMIUM RESISTANCE 2</text:p>
          </table:table-cell>
          <table:table-cell office:value-type="string" office:value="['none']">
            <text:p>['none']</text:p>
          </table:table-cell>
          <table:table-cell office:value-type="string" office:value="['PF04749']">
            <text:p>['PF04749']</text:p>
          </table:table-cell>
          <table:table-cell office:value-type="string" office:value="['IPR006461']">
            <text:p>['IPR006461']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string" office:value="HORVU6Hr1G011880">
            <text:p>HORVU6Hr1G011880</text:p>
          </table:table-cell>
          <table:table-cell office:value-type="string" office:value="core">
            <text:p>core</text:p>
          </table:table-cell>
          <table:table-cell office:value-type="float" office:value="22069699">
            <text:p>22069699</text:p>
          </table:table-cell>
          <table:table-cell office:value-type="string" office:value="chr6H">
            <text:p>chr6H</text:p>
          </table:table-cell>
          <table:table-cell office:value-type="string" office:value="HORVU6Hr1G011880">
            <text:p>HORVU6Hr1G011880</text:p>
          </table:table-cell>
          <table:table-cell office:value-type="string" office:value="protein_coding">
            <text:p>protein_coding</text:p>
          </table:table-cell>
          <table:table-cell office:value-type="string" office:value="ibsc">
            <text:p>ibsc</text:p>
          </table:table-cell>
          <table:table-cell office:value-type="float" office:value="22068623">
            <text:p>22068623</text:p>
          </table:table-cell>
          <table:table-cell office:value-type="float" office:value="-1">
            <text:p>-1</text:p>
          </table:table-cell>
          <table:table-cell office:value-type="string" office:value="Gene">
            <text:p>Gene</text:p>
          </table:table-cell>
          <table:table-cell office:value-type="string" office:value="hordeum_vulgare">
            <text:p>hordeum_vulgare</text:p>
          </table:table-cell>
          <table:table-cell office:value-type="string" office:value="ibsc">
            <text:p>ibsc</text:p>
          </table:table-cell>
          <table:table-cell office:value-type="string" office:value="IBSC_v2">
            <text:p>IBSC_v2</text:p>
          </table:table-cell>
          <table:table-cell office:value-type="string" office:value="">
            <text:p/>
          </table:table-cell>
          <table:table-cell office:value-type="string" office:value="HORVU6Hr1G011880">
            <text:p>HORVU6Hr1G011880</text:p>
          </table:table-cell>
          <table:table-cell office:value-type="string" office:value="HORVU6Hr1G011880.1">
            <text:p>HORVU6Hr1G011880.1</text:p>
          </table:table-cell>
          <table:table-cell office:value-type="string" office:value="chr6H:22068623-22069699">
            <text:p>chr6H:22068623-22069699</text:p>
          </table:table-cell>
          <table:table-cell office:value-type="string" office:value="high-confidence gene with predicted function due to homology to a reference protein">
            <text:p>high-confidence gene with predicted function due to homology to a reference protein</text:p>
          </table:table-cell>
          <table:table-cell office:value-type="string" office:value="BTB/POZ domain-containing protein">
            <text:p>BTB/POZ domain-containing protein</text:p>
          </table:table-cell>
          <table:table-cell office:value-type="string" office:value="['GO:0005515']">
            <text:p>['GO:0005515']</text:p>
          </table:table-cell>
          <table:table-cell office:value-type="string" office:value="['PF00651', 'PF00917']">
            <text:p>['PF00651', 'PF00917']</text:p>
          </table:table-cell>
          <table:table-cell office:value-type="string" office:value="['IPR000210', 'IPR002083', 'IPR008974', 'IPR011333']">
            <text:p>['IPR000210', 'IPR002083', 'IPR008974', 'IPR011333']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string" office:value="HORVU5Hr1G069260">
            <text:p>HORVU5Hr1G069260</text:p>
          </table:table-cell>
          <table:table-cell office:value-type="string" office:value="core">
            <text:p>core</text:p>
          </table:table-cell>
          <table:table-cell office:value-type="float" office:value="521462021">
            <text:p>521462021</text:p>
          </table:table-cell>
          <table:table-cell office:value-type="string" office:value="chr5H">
            <text:p>chr5H</text:p>
          </table:table-cell>
          <table:table-cell office:value-type="string" office:value="HORVU5Hr1G069260">
            <text:p>HORVU5Hr1G069260</text:p>
          </table:table-cell>
          <table:table-cell office:value-type="string" office:value="protein_coding">
            <text:p>protein_coding</text:p>
          </table:table-cell>
          <table:table-cell office:value-type="string" office:value="ibsc">
            <text:p>ibsc</text:p>
          </table:table-cell>
          <table:table-cell office:value-type="float" office:value="521460323">
            <text:p>521460323</text:p>
          </table:table-cell>
          <table:table-cell office:value-type="float" office:value="-1">
            <text:p>-1</text:p>
          </table:table-cell>
          <table:table-cell office:value-type="string" office:value="Gene">
            <text:p>Gene</text:p>
          </table:table-cell>
          <table:table-cell office:value-type="string" office:value="hordeum_vulgare">
            <text:p>hordeum_vulgare</text:p>
          </table:table-cell>
          <table:table-cell office:value-type="string" office:value="ibsc">
            <text:p>ibsc</text:p>
          </table:table-cell>
          <table:table-cell office:value-type="string" office:value="IBSC_v2">
            <text:p>IBSC_v2</text:p>
          </table:table-cell>
          <table:table-cell office:value-type="string" office:value="">
            <text:p/>
          </table:table-cell>
          <table:table-cell office:value-type="string" office:value="HORVU5Hr1G069260">
            <text:p>HORVU5Hr1G069260</text:p>
          </table:table-cell>
          <table:table-cell office:value-type="string" office:value="HORVU5Hr1G069260.2">
            <text:p>HORVU5Hr1G069260.2</text:p>
          </table:table-cell>
          <table:table-cell office:value-type="string" office:value="chr5H:521460594-521460899">
            <text:p>chr5H:521460594-521460899</text:p>
          </table:table-cell>
          <table:table-cell office:value-type="string" office:value="high-confidence gene with predicted function due to homology to a reference protein">
            <text:p>high-confidence gene with predicted function due to homology to a reference protein</text:p>
          </table:table-cell>
          <table:table-cell office:value-type="string" office:value="histidine kinase 5">
            <text:p>histidine kinase 5</text:p>
          </table:table-cell>
          <table:table-cell office:value-type="string" office:value="['none']">
            <text:p>['none']</text:p>
          </table:table-cell>
          <table:table-cell office:value-type="string" office:value="['none']">
            <text:p>['none']</text:p>
          </table:table-cell>
          <table:table-cell office:value-type="string" office:value="['none']">
            <text:p>['none']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string" office:value="HORVU2Hr1G045400">
            <text:p>HORVU2Hr1G045400</text:p>
          </table:table-cell>
          <table:table-cell office:value-type="string" office:value="core">
            <text:p>core</text:p>
          </table:table-cell>
          <table:table-cell office:value-type="float" office:value="237650142">
            <text:p>237650142</text:p>
          </table:table-cell>
          <table:table-cell office:value-type="string" office:value="chr2H">
            <text:p>chr2H</text:p>
          </table:table-cell>
          <table:table-cell office:value-type="string" office:value="HORVU2Hr1G045400">
            <text:p>HORVU2Hr1G045400</text:p>
          </table:table-cell>
          <table:table-cell office:value-type="string" office:value="protein_coding">
            <text:p>protein_coding</text:p>
          </table:table-cell>
          <table:table-cell office:value-type="string" office:value="ibsc">
            <text:p>ibsc</text:p>
          </table:table-cell>
          <table:table-cell office:value-type="float" office:value="237649730">
            <text:p>237649730</text:p>
          </table:table-cell>
          <table:table-cell office:value-type="float" office:value="-1">
            <text:p>-1</text:p>
          </table:table-cell>
          <table:table-cell office:value-type="string" office:value="Gene">
            <text:p>Gene</text:p>
          </table:table-cell>
          <table:table-cell office:value-type="string" office:value="hordeum_vulgare">
            <text:p>hordeum_vulgare</text:p>
          </table:table-cell>
          <table:table-cell office:value-type="string" office:value="ibsc">
            <text:p>ibsc</text:p>
          </table:table-cell>
          <table:table-cell office:value-type="string" office:value="IBSC_v2">
            <text:p>IBSC_v2</text:p>
          </table:table-cell>
          <table:table-cell office:value-type="string" office:value="">
            <text:p/>
          </table:table-cell>
          <table:table-cell office:value-type="string" office:value="HORVU2Hr1G045400">
            <text:p>HORVU2Hr1G045400</text:p>
          </table:table-cell>
          <table:table-cell office:value-type="string" office:value="HORVU2Hr1G045400.1">
            <text:p>HORVU2Hr1G045400.1</text:p>
          </table:table-cell>
          <table:table-cell office:value-type="string" office:value="chr2H:237649730-237650142">
            <text:p>chr2H:237649730-237650142</text:p>
          </table:table-cell>
          <table:table-cell office:value-type="string" office:value="high-confidence gene with homology to a reference protein but with unknown predicted function">
            <text:p>high-confidence gene with homology to a reference protein but with unknown predicted function</text:p>
          </table:table-cell>
          <table:table-cell office:value-type="string" office:value="unknown function">
            <text:p>unknown function</text:p>
          </table:table-cell>
          <table:table-cell office:value-type="string" office:value="['none']">
            <text:p>['none']</text:p>
          </table:table-cell>
          <table:table-cell office:value-type="string" office:value="['none']">
            <text:p>['none']</text:p>
          </table:table-cell>
          <table:table-cell office:value-type="string" office:value="['none']">
            <text:p>['none']</text:p>
          </table:table-cell>
        </table:table-row>
      </table:table>
      <table:table table:name="Group_2">
        <table:table-row>
          <table:table-cell/>
          <table:table-cell table:style-name="pd1" office:value-type="string" office:value="Gene ID">
            <text:p>Gene ID</text:p>
          </table:table-cell>
          <table:table-cell table:style-name="pd1" office:value-type="string" office:value="ensembl_object_type">
            <text:p>ensembl_object_type</text:p>
          </table:table-cell>
          <table:table-cell table:style-name="pd1" office:value-type="string" office:value="ensembl_biotype">
            <text:p>ensembl_biotype</text:p>
          </table:table-cell>
          <table:table-cell table:style-name="pd1" office:value-type="string" office:value="ensembl_species">
            <text:p>ensembl_species</text:p>
          </table:table-cell>
          <table:table-cell table:style-name="pd1" office:value-type="string" office:value="ensembl_seq_region_name">
            <text:p>ensembl_seq_region_name</text:p>
          </table:table-cell>
          <table:table-cell table:style-name="pd1" office:value-type="string" office:value="ensembl_source">
            <text:p>ensembl_source</text:p>
          </table:table-cell>
          <table:table-cell table:style-name="pd1" office:value-type="string" office:value="ensembl_db_type">
            <text:p>ensembl_db_type</text:p>
          </table:table-cell>
          <table:table-cell table:style-name="pd1" office:value-type="string" office:value="ensembl_strand">
            <text:p>ensembl_strand</text:p>
          </table:table-cell>
          <table:table-cell table:style-name="pd1" office:value-type="string" office:value="ensembl_assembly_name">
            <text:p>ensembl_assembly_name</text:p>
          </table:table-cell>
          <table:table-cell table:style-name="pd1" office:value-type="string" office:value="ensembl_logic_name">
            <text:p>ensembl_logic_name</text:p>
          </table:table-cell>
          <table:table-cell table:style-name="pd1" office:value-type="string" office:value="ensembl_id">
            <text:p>ensembl_id</text:p>
          </table:table-cell>
          <table:table-cell table:style-name="pd1" office:value-type="string" office:value="ensembl_start">
            <text:p>ensembl_start</text:p>
          </table:table-cell>
          <table:table-cell table:style-name="pd1" office:value-type="string" office:value="ensembl_end">
            <text:p>ensembl_end</text:p>
          </table:table-cell>
          <table:table-cell table:style-name="pd1" office:value-type="string" office:value="barlex_gene_id">
            <text:p>barlex_gene_id</text:p>
          </table:table-cell>
          <table:table-cell table:style-name="pd1" office:value-type="string" office:value="barlex_gene_transcript_id">
            <text:p>barlex_gene_transcript_id</text:p>
          </table:table-cell>
          <table:table-cell table:style-name="pd1" office:value-type="string" office:value="barlex_gene_location">
            <text:p>barlex_gene_location</text:p>
          </table:table-cell>
          <table:table-cell table:style-name="pd1" office:value-type="string" office:value="barlex_gene_class">
            <text:p>barlex_gene_class</text:p>
          </table:table-cell>
          <table:table-cell table:style-name="pd1" office:value-type="string" office:value="barlex_barlex_annotation">
            <text:p>barlex_barlex_annotation</text:p>
          </table:table-cell>
          <table:table-cell table:style-name="pd1" office:value-type="string" office:value="barlex_go_terms">
            <text:p>barlex_go_terms</text:p>
          </table:table-cell>
          <table:table-cell table:style-name="pd1" office:value-type="string" office:value="barlex_pfam_id">
            <text:p>barlex_pfam_id</text:p>
          </table:table-cell>
          <table:table-cell table:style-name="pd1" office:value-type="string" office:value="barlex_interpro_id">
            <text:p>barlex_interpro_id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value="HORVU0Hr1G014370">
            <text:p>HORVU0Hr1G014370</text:p>
          </table:table-cell>
          <table:table-cell office:value-type="string" office:value="Gene">
            <text:p>Gene</text:p>
          </table:table-cell>
          <table:table-cell office:value-type="string" office:value="protein_coding">
            <text:p>protein_coding</text:p>
          </table:table-cell>
          <table:table-cell office:value-type="string" office:value="hordeum_vulgare">
            <text:p>hordeum_vulgare</text:p>
          </table:table-cell>
          <table:table-cell office:value-type="string" office:value="chrUn">
            <text:p>chrUn</text:p>
          </table:table-cell>
          <table:table-cell office:value-type="string" office:value="ibsc">
            <text:p>ibsc</text:p>
          </table:table-cell>
          <table:table-cell office:value-type="string" office:value="core">
            <text:p>core</text:p>
          </table:table-cell>
          <table:table-cell office:value-type="float" office:value="1">
            <text:p>1</text:p>
          </table:table-cell>
          <table:table-cell office:value-type="string" office:value="IBSC_v2">
            <text:p>IBSC_v2</text:p>
          </table:table-cell>
          <table:table-cell office:value-type="string" office:value="ibsc">
            <text:p>ibsc</text:p>
          </table:table-cell>
          <table:table-cell office:value-type="string" office:value="HORVU0Hr1G014370">
            <text:p>HORVU0Hr1G014370</text:p>
          </table:table-cell>
          <table:table-cell office:value-type="float" office:value="79326112">
            <text:p>79326112</text:p>
          </table:table-cell>
          <table:table-cell office:value-type="float" office:value="79326731">
            <text:p>79326731</text:p>
          </table:table-cell>
          <table:table-cell office:value-type="string" office:value="HORVU0Hr1G014370">
            <text:p>HORVU0Hr1G014370</text:p>
          </table:table-cell>
          <table:table-cell office:value-type="string" office:value="HORVU0Hr1G014370.1">
            <text:p>HORVU0Hr1G014370.1</text:p>
          </table:table-cell>
          <table:table-cell office:value-type="string" office:value="chrUn:79326112-79326731">
            <text:p>chrUn:79326112-79326731</text:p>
          </table:table-cell>
          <table:table-cell office:value-type="string" office:value="high-confidence gene with predicted function due to homology to a reference protein">
            <text:p>high-confidence gene with predicted function due to homology to a reference protein</text:p>
          </table:table-cell>
          <table:table-cell office:value-type="string" office:value="Subtilase family protein">
            <text:p>Subtilase family protein</text:p>
          </table:table-cell>
          <table:table-cell office:value-type="string" office:value="['none']">
            <text:p>['none']</text:p>
          </table:table-cell>
          <table:table-cell office:value-type="string" office:value="['PF05922']">
            <text:p>['PF05922']</text:p>
          </table:table-cell>
          <table:table-cell office:value-type="string" office:value="['IPR010259']">
            <text:p>['IPR010259']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HORVU7Hr1G003040">
            <text:p>HORVU7Hr1G003040</text:p>
          </table:table-cell>
          <table:table-cell office:value-type="string" office:value="Gene">
            <text:p>Gene</text:p>
          </table:table-cell>
          <table:table-cell office:value-type="string" office:value="protein_coding">
            <text:p>protein_coding</text:p>
          </table:table-cell>
          <table:table-cell office:value-type="string" office:value="hordeum_vulgare">
            <text:p>hordeum_vulgare</text:p>
          </table:table-cell>
          <table:table-cell office:value-type="string" office:value="chr7H">
            <text:p>chr7H</text:p>
          </table:table-cell>
          <table:table-cell office:value-type="string" office:value="ibsc">
            <text:p>ibsc</text:p>
          </table:table-cell>
          <table:table-cell office:value-type="string" office:value="core">
            <text:p>core</text:p>
          </table:table-cell>
          <table:table-cell office:value-type="float" office:value="1">
            <text:p>1</text:p>
          </table:table-cell>
          <table:table-cell office:value-type="string" office:value="IBSC_v2">
            <text:p>IBSC_v2</text:p>
          </table:table-cell>
          <table:table-cell office:value-type="string" office:value="ibsc">
            <text:p>ibsc</text:p>
          </table:table-cell>
          <table:table-cell office:value-type="string" office:value="HORVU7Hr1G003040">
            <text:p>HORVU7Hr1G003040</text:p>
          </table:table-cell>
          <table:table-cell office:value-type="float" office:value="5739527">
            <text:p>5739527</text:p>
          </table:table-cell>
          <table:table-cell office:value-type="float" office:value="5740862">
            <text:p>5740862</text:p>
          </table:table-cell>
          <table:table-cell office:value-type="string" office:value="HORVU7Hr1G003040">
            <text:p>HORVU7Hr1G003040</text:p>
          </table:table-cell>
          <table:table-cell office:value-type="string" office:value="HORVU7Hr1G003040.2">
            <text:p>HORVU7Hr1G003040.2</text:p>
          </table:table-cell>
          <table:table-cell office:value-type="string" office:value="chr7H:5739527-5740862">
            <text:p>chr7H:5739527-5740862</text:p>
          </table:table-cell>
          <table:table-cell office:value-type="string" office:value="high-confidence gene with predicted function due to homology to a reference protein">
            <text:p>high-confidence gene with predicted function due to homology to a reference protein</text:p>
          </table:table-cell>
          <table:table-cell office:value-type="string" office:value="unknown function">
            <text:p>unknown function</text:p>
          </table:table-cell>
          <table:table-cell office:value-type="string" office:value="['GO:0004857']">
            <text:p>['GO:0004857']</text:p>
          </table:table-cell>
          <table:table-cell office:value-type="string" office:value="['PF04043']">
            <text:p>['PF04043']</text:p>
          </table:table-cell>
          <table:table-cell office:value-type="string" office:value="['IPR006501']">
            <text:p>['IPR006501']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value="HORVU7Hr1G115580">
            <text:p>HORVU7Hr1G115580</text:p>
          </table:table-cell>
          <table:table-cell office:value-type="string" office:value="Gene">
            <text:p>Gene</text:p>
          </table:table-cell>
          <table:table-cell office:value-type="string" office:value="protein_coding">
            <text:p>protein_coding</text:p>
          </table:table-cell>
          <table:table-cell office:value-type="string" office:value="hordeum_vulgare">
            <text:p>hordeum_vulgare</text:p>
          </table:table-cell>
          <table:table-cell office:value-type="string" office:value="chr7H">
            <text:p>chr7H</text:p>
          </table:table-cell>
          <table:table-cell office:value-type="string" office:value="ibsc">
            <text:p>ibsc</text:p>
          </table:table-cell>
          <table:table-cell office:value-type="string" office:value="core">
            <text:p>core</text:p>
          </table:table-cell>
          <table:table-cell office:value-type="float" office:value="1">
            <text:p>1</text:p>
          </table:table-cell>
          <table:table-cell office:value-type="string" office:value="IBSC_v2">
            <text:p>IBSC_v2</text:p>
          </table:table-cell>
          <table:table-cell office:value-type="string" office:value="ibsc">
            <text:p>ibsc</text:p>
          </table:table-cell>
          <table:table-cell office:value-type="string" office:value="HORVU7Hr1G115580">
            <text:p>HORVU7Hr1G115580</text:p>
          </table:table-cell>
          <table:table-cell office:value-type="float" office:value="641840427">
            <text:p>641840427</text:p>
          </table:table-cell>
          <table:table-cell office:value-type="float" office:value="641844447">
            <text:p>641844447</text:p>
          </table:table-cell>
          <table:table-cell office:value-type="string" office:value="HORVU7Hr1G115580">
            <text:p>HORVU7Hr1G115580</text:p>
          </table:table-cell>
          <table:table-cell office:value-type="string" office:value="HORVU7Hr1G115580.1">
            <text:p>HORVU7Hr1G115580.1</text:p>
          </table:table-cell>
          <table:table-cell office:value-type="string" office:value="chr7H:641840427-641844443">
            <text:p>chr7H:641840427-641844443</text:p>
          </table:table-cell>
          <table:table-cell office:value-type="string" office:value="high-confidence gene with predicted function due to homology to a reference protein">
            <text:p>high-confidence gene with predicted function due to homology to a reference protein</text:p>
          </table:table-cell>
          <table:table-cell office:value-type="string" office:value="Formamidopyrimidine-DNA glycosylase">
            <text:p>Formamidopyrimidine-DNA glycosylase</text:p>
          </table:table-cell>
          <table:table-cell office:value-type="string" office:value="['GO:0003676', 'GO:0003684', 'GO:0003906', 'GO:0006281', 'GO:0006284', 'GO:0006289', 'GO:0008270', 'GO:0008534', 'GO:0016799']">
            <text:p>['GO:0003676', 'GO:0003684', 'GO:0003906', 'GO:0006281', 'GO:0006284', 'GO:0006289', 'GO:0008270', 'GO:0008534', 'GO:0016799']</text:p>
          </table:table-cell>
          <table:table-cell office:value-type="string" office:value="['PF01149', 'PF06831']">
            <text:p>['PF01149', 'PF06831']</text:p>
          </table:table-cell>
          <table:table-cell office:value-type="string" office:value="['IPR010979', 'IPR012319', 'IPR015886', 'IPR020629']">
            <text:p>['IPR010979', 'IPR012319', 'IPR015886', 'IPR020629']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value="HORVU1Hr1G081010">
            <text:p>HORVU1Hr1G081010</text:p>
          </table:table-cell>
          <table:table-cell office:value-type="string" office:value="Gene">
            <text:p>Gene</text:p>
          </table:table-cell>
          <table:table-cell office:value-type="string" office:value="protein_coding">
            <text:p>protein_coding</text:p>
          </table:table-cell>
          <table:table-cell office:value-type="string" office:value="hordeum_vulgare">
            <text:p>hordeum_vulgare</text:p>
          </table:table-cell>
          <table:table-cell office:value-type="string" office:value="chr1H">
            <text:p>chr1H</text:p>
          </table:table-cell>
          <table:table-cell office:value-type="string" office:value="ibsc">
            <text:p>ibsc</text:p>
          </table:table-cell>
          <table:table-cell office:value-type="string" office:value="core">
            <text:p>core</text:p>
          </table:table-cell>
          <table:table-cell office:value-type="float" office:value="1">
            <text:p>1</text:p>
          </table:table-cell>
          <table:table-cell office:value-type="string" office:value="IBSC_v2">
            <text:p>IBSC_v2</text:p>
          </table:table-cell>
          <table:table-cell office:value-type="string" office:value="ibsc">
            <text:p>ibsc</text:p>
          </table:table-cell>
          <table:table-cell office:value-type="string" office:value="HORVU1Hr1G081010">
            <text:p>HORVU1Hr1G081010</text:p>
          </table:table-cell>
          <table:table-cell office:value-type="float" office:value="526813206">
            <text:p>526813206</text:p>
          </table:table-cell>
          <table:table-cell office:value-type="float" office:value="526813616">
            <text:p>526813616</text:p>
          </table:table-cell>
          <table:table-cell office:value-type="string" office:value="HORVU1Hr1G081010">
            <text:p>HORVU1Hr1G081010</text:p>
          </table:table-cell>
          <table:table-cell office:value-type="string" office:value="HORVU1Hr1G081010.1">
            <text:p>HORVU1Hr1G081010.1</text:p>
          </table:table-cell>
          <table:table-cell office:value-type="string" office:value="chr1H:526813206-526813616">
            <text:p>chr1H:526813206-526813616</text:p>
          </table:table-cell>
          <table:table-cell office:value-type="string" office:value="high-confidence gene with predicted function due to homology to a reference protein">
            <text:p>high-confidence gene with predicted function due to homology to a reference protein</text:p>
          </table:table-cell>
          <table:table-cell office:value-type="string" office:value="Nuclear transcription factor Y subunit C-3">
            <text:p>Nuclear transcription factor Y subunit C-3</text:p>
          </table:table-cell>
          <table:table-cell office:value-type="string" office:value="['GO:0046982']">
            <text:p>['GO:0046982']</text:p>
          </table:table-cell>
          <table:table-cell office:value-type="string" office:value="['PF00808']">
            <text:p>['PF00808']</text:p>
          </table:table-cell>
          <table:table-cell office:value-type="string" office:value="['IPR003958', 'IPR009072']">
            <text:p>['IPR003958', 'IPR009072']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value="HORVU7Hr1G088300">
            <text:p>HORVU7Hr1G088300</text:p>
          </table:table-cell>
          <table:table-cell office:value-type="string" office:value="Gene">
            <text:p>Gene</text:p>
          </table:table-cell>
          <table:table-cell office:value-type="string" office:value="nontranslating_CDS">
            <text:p>nontranslating_CDS</text:p>
          </table:table-cell>
          <table:table-cell office:value-type="string" office:value="hordeum_vulgare">
            <text:p>hordeum_vulgare</text:p>
          </table:table-cell>
          <table:table-cell office:value-type="string" office:value="chr7H">
            <text:p>chr7H</text:p>
          </table:table-cell>
          <table:table-cell office:value-type="string" office:value="ibsc">
            <text:p>ibsc</text:p>
          </table:table-cell>
          <table:table-cell office:value-type="string" office:value="core">
            <text:p>core</text:p>
          </table:table-cell>
          <table:table-cell office:value-type="float" office:value="1">
            <text:p>1</text:p>
          </table:table-cell>
          <table:table-cell office:value-type="string" office:value="IBSC_v2">
            <text:p>IBSC_v2</text:p>
          </table:table-cell>
          <table:table-cell office:value-type="string" office:value="ibsc">
            <text:p>ibsc</text:p>
          </table:table-cell>
          <table:table-cell office:value-type="string" office:value="HORVU7Hr1G088300">
            <text:p>HORVU7Hr1G088300</text:p>
          </table:table-cell>
          <table:table-cell office:value-type="float" office:value="534856045">
            <text:p>534856045</text:p>
          </table:table-cell>
          <table:table-cell office:value-type="float" office:value="534860025">
            <text:p>534860025</text:p>
          </table:table-cell>
          <table:table-cell office:value-type="string" office:value="HORVU7Hr1G088300">
            <text:p>HORVU7Hr1G088300</text:p>
          </table:table-cell>
          <table:table-cell office:value-type="string" office:value="HORVU7Hr1G088300.2">
            <text:p>HORVU7Hr1G088300.2</text:p>
          </table:table-cell>
          <table:table-cell office:value-type="string" office:value="chr7H:534856081-534859862">
            <text:p>chr7H:534856081-534859862</text:p>
          </table:table-cell>
          <table:table-cell office:value-type="string" office:value="high-confidence gene with predicted function due to homology to a reference protein">
            <text:p>high-confidence gene with predicted function due to homology to a reference protein</text:p>
          </table:table-cell>
          <table:table-cell office:value-type="string" office:value="NAC domain containing protein 75">
            <text:p>NAC domain containing protein 75</text:p>
          </table:table-cell>
          <table:table-cell office:value-type="string" office:value="['none']">
            <text:p>['none']</text:p>
          </table:table-cell>
          <table:table-cell office:value-type="string" office:value="['none']">
            <text:p>['none']</text:p>
          </table:table-cell>
          <table:table-cell office:value-type="string" office:value="['none']">
            <text:p>['none']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string" office:value="HORVU5Hr1G075920">
            <text:p>HORVU5Hr1G075920</text:p>
          </table:table-cell>
          <table:table-cell office:value-type="string" office:value="Gene">
            <text:p>Gene</text:p>
          </table:table-cell>
          <table:table-cell office:value-type="string" office:value="protein_coding">
            <text:p>protein_coding</text:p>
          </table:table-cell>
          <table:table-cell office:value-type="string" office:value="hordeum_vulgare">
            <text:p>hordeum_vulgare</text:p>
          </table:table-cell>
          <table:table-cell office:value-type="string" office:value="chr5H">
            <text:p>chr5H</text:p>
          </table:table-cell>
          <table:table-cell office:value-type="string" office:value="ibsc">
            <text:p>ibsc</text:p>
          </table:table-cell>
          <table:table-cell office:value-type="string" office:value="core">
            <text:p>core</text:p>
          </table:table-cell>
          <table:table-cell office:value-type="float" office:value="-1">
            <text:p>-1</text:p>
          </table:table-cell>
          <table:table-cell office:value-type="string" office:value="IBSC_v2">
            <text:p>IBSC_v2</text:p>
          </table:table-cell>
          <table:table-cell office:value-type="string" office:value="ibsc">
            <text:p>ibsc</text:p>
          </table:table-cell>
          <table:table-cell office:value-type="string" office:value="HORVU5Hr1G075920">
            <text:p>HORVU5Hr1G075920</text:p>
          </table:table-cell>
          <table:table-cell office:value-type="float" office:value="548571036">
            <text:p>548571036</text:p>
          </table:table-cell>
          <table:table-cell office:value-type="float" office:value="548594680">
            <text:p>548594680</text:p>
          </table:table-cell>
          <table:table-cell office:value-type="string" office:value="HORVU5Hr1G075920">
            <text:p>HORVU5Hr1G075920</text:p>
          </table:table-cell>
          <table:table-cell office:value-type="string" office:value="HORVU5Hr1G075920.16">
            <text:p>HORVU5Hr1G075920.16</text:p>
          </table:table-cell>
          <table:table-cell office:value-type="string" office:value="chr5H:548572130-548585936">
            <text:p>chr5H:548572130-548585936</text:p>
          </table:table-cell>
          <table:table-cell office:value-type="string" office:value="high-confidence gene with predicted function due to homology to a reference protein">
            <text:p>high-confidence gene with predicted function due to homology to a reference protein</text:p>
          </table:table-cell>
          <table:table-cell office:value-type="string" office:value="WD-40 repeat family protein">
            <text:p>WD-40 repeat family protein</text:p>
          </table:table-cell>
          <table:table-cell office:value-type="string" office:value="['GO:0005515', 'GO:0017148', 'GO:0030598']">
            <text:p>['GO:0005515', 'GO:0017148', 'GO:0030598']</text:p>
          </table:table-cell>
          <table:table-cell office:value-type="string" office:value="['PF00400']">
            <text:p>['PF00400']</text:p>
          </table:table-cell>
          <table:table-cell office:value-type="string" office:value="['IPR001574', 'IPR001680', 'IPR015943', 'IPR017986', 'IPR019775', 'IPR020472']">
            <text:p>['IPR001574', 'IPR001680', 'IPR015943', 'IPR017986', 'IPR019775', 'IPR020472']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string" office:value="HORVU3Hr1G029290">
            <text:p>HORVU3Hr1G029290</text:p>
          </table:table-cell>
          <table:table-cell office:value-type="string" office:value="Gene">
            <text:p>Gene</text:p>
          </table:table-cell>
          <table:table-cell office:value-type="string" office:value="protein_coding">
            <text:p>protein_coding</text:p>
          </table:table-cell>
          <table:table-cell office:value-type="string" office:value="hordeum_vulgare">
            <text:p>hordeum_vulgare</text:p>
          </table:table-cell>
          <table:table-cell office:value-type="string" office:value="chr3H">
            <text:p>chr3H</text:p>
          </table:table-cell>
          <table:table-cell office:value-type="string" office:value="ibsc">
            <text:p>ibsc</text:p>
          </table:table-cell>
          <table:table-cell office:value-type="string" office:value="core">
            <text:p>core</text:p>
          </table:table-cell>
          <table:table-cell office:value-type="float" office:value="-1">
            <text:p>-1</text:p>
          </table:table-cell>
          <table:table-cell office:value-type="string" office:value="IBSC_v2">
            <text:p>IBSC_v2</text:p>
          </table:table-cell>
          <table:table-cell office:value-type="string" office:value="ibsc">
            <text:p>ibsc</text:p>
          </table:table-cell>
          <table:table-cell office:value-type="string" office:value="HORVU3Hr1G029290">
            <text:p>HORVU3Hr1G029290</text:p>
          </table:table-cell>
          <table:table-cell office:value-type="float" office:value="134802196">
            <text:p>134802196</text:p>
          </table:table-cell>
          <table:table-cell office:value-type="float" office:value="134802633">
            <text:p>134802633</text:p>
          </table:table-cell>
          <table:table-cell office:value-type="string" office:value="HORVU3Hr1G029290">
            <text:p>HORVU3Hr1G029290</text:p>
          </table:table-cell>
          <table:table-cell office:value-type="string" office:value="HORVU3Hr1G029290.1">
            <text:p>HORVU3Hr1G029290.1</text:p>
          </table:table-cell>
          <table:table-cell office:value-type="string" office:value="chr3H:134802196-134802633">
            <text:p>chr3H:134802196-134802633</text:p>
          </table:table-cell>
          <table:table-cell office:value-type="string" office:value="high-confidence gene with homology to a reference protein but with unknown predicted function">
            <text:p>high-confidence gene with homology to a reference protein but with unknown predicted function</text:p>
          </table:table-cell>
          <table:table-cell office:value-type="string" office:value="Chromosome 3B, genomic scaffold, cultivar Chinese Spring">
            <text:p>Chromosome 3B, genomic scaffold, cultivar Chinese Spring</text:p>
          </table:table-cell>
          <table:table-cell office:value-type="string" office:value="['none']">
            <text:p>['none']</text:p>
          </table:table-cell>
          <table:table-cell office:value-type="string" office:value="['none']">
            <text:p>['none']</text:p>
          </table:table-cell>
          <table:table-cell office:value-type="string" office:value="['none']">
            <text:p>['none']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string" office:value="HORVU7Hr1G056460">
            <text:p>HORVU7Hr1G056460</text:p>
          </table:table-cell>
          <table:table-cell office:value-type="string" office:value="Gene">
            <text:p>Gene</text:p>
          </table:table-cell>
          <table:table-cell office:value-type="string" office:value="protein_coding">
            <text:p>protein_coding</text:p>
          </table:table-cell>
          <table:table-cell office:value-type="string" office:value="hordeum_vulgare">
            <text:p>hordeum_vulgare</text:p>
          </table:table-cell>
          <table:table-cell office:value-type="string" office:value="chr7H">
            <text:p>chr7H</text:p>
          </table:table-cell>
          <table:table-cell office:value-type="string" office:value="ibsc">
            <text:p>ibsc</text:p>
          </table:table-cell>
          <table:table-cell office:value-type="string" office:value="core">
            <text:p>core</text:p>
          </table:table-cell>
          <table:table-cell office:value-type="float" office:value="-1">
            <text:p>-1</text:p>
          </table:table-cell>
          <table:table-cell office:value-type="string" office:value="IBSC_v2">
            <text:p>IBSC_v2</text:p>
          </table:table-cell>
          <table:table-cell office:value-type="string" office:value="ibsc">
            <text:p>ibsc</text:p>
          </table:table-cell>
          <table:table-cell office:value-type="string" office:value="HORVU7Hr1G056460">
            <text:p>HORVU7Hr1G056460</text:p>
          </table:table-cell>
          <table:table-cell office:value-type="float" office:value="235075668">
            <text:p>235075668</text:p>
          </table:table-cell>
          <table:table-cell office:value-type="float" office:value="235080845">
            <text:p>235080845</text:p>
          </table:table-cell>
          <table:table-cell office:value-type="string" office:value="HORVU7Hr1G056460">
            <text:p>HORVU7Hr1G056460</text:p>
          </table:table-cell>
          <table:table-cell office:value-type="string" office:value="HORVU7Hr1G056460.1">
            <text:p>HORVU7Hr1G056460.1</text:p>
          </table:table-cell>
          <table:table-cell office:value-type="string" office:value="chr7H:235075668-235080845">
            <text:p>chr7H:235075668-235080845</text:p>
          </table:table-cell>
          <table:table-cell office:value-type="string" office:value="high-confidence gene with predicted function due to homology to a reference protein">
            <text:p>high-confidence gene with predicted function due to homology to a reference protein</text:p>
          </table:table-cell>
          <table:table-cell office:value-type="string" office:value="RNA-binding protein">
            <text:p>RNA-binding protein</text:p>
          </table:table-cell>
          <table:table-cell office:value-type="string" office:value="['GO:0000166', 'GO:0003676', 'GO:0003723', 'GO:0005634', 'GO:0006396', 'GO:0030529']">
            <text:p>['GO:0000166', 'GO:0003676', 'GO:0003723', 'GO:0005634', 'GO:0006396', 'GO:0030529']</text:p>
          </table:table-cell>
          <table:table-cell office:value-type="string" office:value="['PF05383']">
            <text:p>['PF05383']</text:p>
          </table:table-cell>
          <table:table-cell office:value-type="string" office:value="['IPR000504', 'IPR002344', 'IPR006630', 'IPR011991', 'IPR012677']">
            <text:p>['IPR000504', 'IPR002344', 'IPR006630', 'IPR011991', 'IPR012677']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string" office:value="HORVU7Hr1G100590">
            <text:p>HORVU7Hr1G100590</text:p>
          </table:table-cell>
          <table:table-cell office:value-type="string" office:value="Gene">
            <text:p>Gene</text:p>
          </table:table-cell>
          <table:table-cell office:value-type="string" office:value="protein_coding">
            <text:p>protein_coding</text:p>
          </table:table-cell>
          <table:table-cell office:value-type="string" office:value="hordeum_vulgare">
            <text:p>hordeum_vulgare</text:p>
          </table:table-cell>
          <table:table-cell office:value-type="string" office:value="chr7H">
            <text:p>chr7H</text:p>
          </table:table-cell>
          <table:table-cell office:value-type="string" office:value="ibsc">
            <text:p>ibsc</text:p>
          </table:table-cell>
          <table:table-cell office:value-type="string" office:value="core">
            <text:p>core</text:p>
          </table:table-cell>
          <table:table-cell office:value-type="float" office:value="-1">
            <text:p>-1</text:p>
          </table:table-cell>
          <table:table-cell office:value-type="string" office:value="IBSC_v2">
            <text:p>IBSC_v2</text:p>
          </table:table-cell>
          <table:table-cell office:value-type="string" office:value="ibsc">
            <text:p>ibsc</text:p>
          </table:table-cell>
          <table:table-cell office:value-type="string" office:value="HORVU7Hr1G100590">
            <text:p>HORVU7Hr1G100590</text:p>
          </table:table-cell>
          <table:table-cell office:value-type="float" office:value="605742209">
            <text:p>605742209</text:p>
          </table:table-cell>
          <table:table-cell office:value-type="float" office:value="605742343">
            <text:p>605742343</text:p>
          </table:table-cell>
          <table:table-cell office:value-type="string" office:value="HORVU7Hr1G100590">
            <text:p>HORVU7Hr1G100590</text:p>
          </table:table-cell>
          <table:table-cell office:value-type="string" office:value="HORVU7Hr1G100590.1">
            <text:p>HORVU7Hr1G100590.1</text:p>
          </table:table-cell>
          <table:table-cell office:value-type="string" office:value="chr7H:605742209-605742343">
            <text:p>chr7H:605742209-605742343</text:p>
          </table:table-cell>
          <table:table-cell office:value-type="string" office:value="high-confidence gene with predicted function due to homology to a reference protein">
            <text:p>high-confidence gene with predicted function due to homology to a reference protein</text:p>
          </table:table-cell>
          <table:table-cell office:value-type="string" office:value="DNA-directed RNA polymerase">
            <text:p>DNA-directed RNA polymerase</text:p>
          </table:table-cell>
          <table:table-cell office:value-type="string" office:value="['none']">
            <text:p>['none']</text:p>
          </table:table-cell>
          <table:table-cell office:value-type="string" office:value="['none']">
            <text:p>['none']</text:p>
          </table:table-cell>
          <table:table-cell office:value-type="string" office:value="['none']">
            <text:p>['none']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string" office:value="HORVU7Hr1G017630">
            <text:p>HORVU7Hr1G017630</text:p>
          </table:table-cell>
          <table:table-cell office:value-type="string" office:value="Gene">
            <text:p>Gene</text:p>
          </table:table-cell>
          <table:table-cell office:value-type="string" office:value="protein_coding">
            <text:p>protein_coding</text:p>
          </table:table-cell>
          <table:table-cell office:value-type="string" office:value="hordeum_vulgare">
            <text:p>hordeum_vulgare</text:p>
          </table:table-cell>
          <table:table-cell office:value-type="string" office:value="chr7H">
            <text:p>chr7H</text:p>
          </table:table-cell>
          <table:table-cell office:value-type="string" office:value="ibsc">
            <text:p>ibsc</text:p>
          </table:table-cell>
          <table:table-cell office:value-type="string" office:value="core">
            <text:p>core</text:p>
          </table:table-cell>
          <table:table-cell office:value-type="float" office:value="1">
            <text:p>1</text:p>
          </table:table-cell>
          <table:table-cell office:value-type="string" office:value="IBSC_v2">
            <text:p>IBSC_v2</text:p>
          </table:table-cell>
          <table:table-cell office:value-type="string" office:value="ibsc">
            <text:p>ibsc</text:p>
          </table:table-cell>
          <table:table-cell office:value-type="string" office:value="HORVU7Hr1G017630">
            <text:p>HORVU7Hr1G017630</text:p>
          </table:table-cell>
          <table:table-cell office:value-type="float" office:value="22416638">
            <text:p>22416638</text:p>
          </table:table-cell>
          <table:table-cell office:value-type="float" office:value="22418808">
            <text:p>22418808</text:p>
          </table:table-cell>
          <table:table-cell office:value-type="string" office:value="HORVU7Hr1G017630">
            <text:p>HORVU7Hr1G017630</text:p>
          </table:table-cell>
          <table:table-cell office:value-type="string" office:value="HORVU7Hr1G017630.2">
            <text:p>HORVU7Hr1G017630.2</text:p>
          </table:table-cell>
          <table:table-cell office:value-type="string" office:value="chr7H:22416647-22418808">
            <text:p>chr7H:22416647-22418808</text:p>
          </table:table-cell>
          <table:table-cell office:value-type="string" office:value="high-confidence gene with predicted function due to homology to a reference protein">
            <text:p>high-confidence gene with predicted function due to homology to a reference protein</text:p>
          </table:table-cell>
          <table:table-cell office:value-type="string" office:value="Flavin-containing monooxygenase family protein">
            <text:p>Flavin-containing monooxygenase family protein</text:p>
          </table:table-cell>
          <table:table-cell office:value-type="string" office:value="['GO:0004499', 'GO:0016491', 'GO:0050660', 'GO:0050661', 'GO:0055114']">
            <text:p>['GO:0004499', 'GO:0016491', 'GO:0050660', 'GO:0050661', 'GO:0055114']</text:p>
          </table:table-cell>
          <table:table-cell office:value-type="string" office:value="['PF00743']">
            <text:p>['PF00743']</text:p>
          </table:table-cell>
          <table:table-cell office:value-type="string" office:value="['IPR012143', 'IPR020946', 'IPR023753']">
            <text:p>['IPR012143', 'IPR020946', 'IPR023753']</text:p>
          </table:table-cell>
        </table:table-row>
      </table:table>
      <table:table table:name="Group_3">
        <table:table-row>
          <table:table-cell/>
          <table:table-cell table:style-name="pd1" office:value-type="string" office:value="Gene ID">
            <text:p>Gene ID</text:p>
          </table:table-cell>
          <table:table-cell table:style-name="pd1" office:value-type="string" office:value="ensembl_source">
            <text:p>ensembl_source</text:p>
          </table:table-cell>
          <table:table-cell table:style-name="pd1" office:value-type="string" office:value="ensembl_seq_region_name">
            <text:p>ensembl_seq_region_name</text:p>
          </table:table-cell>
          <table:table-cell table:style-name="pd1" office:value-type="string" office:value="ensembl_assembly_name">
            <text:p>ensembl_assembly_name</text:p>
          </table:table-cell>
          <table:table-cell table:style-name="pd1" office:value-type="string" office:value="ensembl_biotype">
            <text:p>ensembl_biotype</text:p>
          </table:table-cell>
          <table:table-cell table:style-name="pd1" office:value-type="string" office:value="ensembl_id">
            <text:p>ensembl_id</text:p>
          </table:table-cell>
          <table:table-cell table:style-name="pd1" office:value-type="string" office:value="ensembl_end">
            <text:p>ensembl_end</text:p>
          </table:table-cell>
          <table:table-cell table:style-name="pd1" office:value-type="string" office:value="ensembl_start">
            <text:p>ensembl_start</text:p>
          </table:table-cell>
          <table:table-cell table:style-name="pd1" office:value-type="string" office:value="ensembl_species">
            <text:p>ensembl_species</text:p>
          </table:table-cell>
          <table:table-cell table:style-name="pd1" office:value-type="string" office:value="ensembl_logic_name">
            <text:p>ensembl_logic_name</text:p>
          </table:table-cell>
          <table:table-cell table:style-name="pd1" office:value-type="string" office:value="ensembl_object_type">
            <text:p>ensembl_object_type</text:p>
          </table:table-cell>
          <table:table-cell table:style-name="pd1" office:value-type="string" office:value="ensembl_db_type">
            <text:p>ensembl_db_type</text:p>
          </table:table-cell>
          <table:table-cell table:style-name="pd1" office:value-type="string" office:value="ensembl_strand">
            <text:p>ensembl_strand</text:p>
          </table:table-cell>
          <table:table-cell table:style-name="pd1" office:value-type="string" office:value="ensembl_description">
            <text:p>ensembl_description</text:p>
          </table:table-cell>
          <table:table-cell table:style-name="pd1" office:value-type="string" office:value="ensembl_display_name">
            <text:p>ensembl_display_name</text:p>
          </table:table-cell>
          <table:table-cell table:style-name="pd1" office:value-type="string" office:value="barlex_gene_id">
            <text:p>barlex_gene_id</text:p>
          </table:table-cell>
          <table:table-cell table:style-name="pd1" office:value-type="string" office:value="barlex_gene_transcript_id">
            <text:p>barlex_gene_transcript_id</text:p>
          </table:table-cell>
          <table:table-cell table:style-name="pd1" office:value-type="string" office:value="barlex_gene_location">
            <text:p>barlex_gene_location</text:p>
          </table:table-cell>
          <table:table-cell table:style-name="pd1" office:value-type="string" office:value="barlex_gene_class">
            <text:p>barlex_gene_class</text:p>
          </table:table-cell>
          <table:table-cell table:style-name="pd1" office:value-type="string" office:value="barlex_barlex_annotation">
            <text:p>barlex_barlex_annotation</text:p>
          </table:table-cell>
          <table:table-cell table:style-name="pd1" office:value-type="string" office:value="barlex_go_terms">
            <text:p>barlex_go_terms</text:p>
          </table:table-cell>
          <table:table-cell table:style-name="pd1" office:value-type="string" office:value="barlex_pfam_id">
            <text:p>barlex_pfam_id</text:p>
          </table:table-cell>
          <table:table-cell table:style-name="pd1" office:value-type="string" office:value="barlex_interpro_id">
            <text:p>barlex_interpro_id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value="HORVU5Hr1G060300">
            <text:p>HORVU5Hr1G060300</text:p>
          </table:table-cell>
          <table:table-cell office:value-type="string" office:value="ibsc">
            <text:p>ibsc</text:p>
          </table:table-cell>
          <table:table-cell office:value-type="string" office:value="chr5H">
            <text:p>chr5H</text:p>
          </table:table-cell>
          <table:table-cell office:value-type="string" office:value="IBSC_v2">
            <text:p>IBSC_v2</text:p>
          </table:table-cell>
          <table:table-cell office:value-type="string" office:value="protein_coding">
            <text:p>protein_coding</text:p>
          </table:table-cell>
          <table:table-cell office:value-type="string" office:value="HORVU5Hr1G060300">
            <text:p>HORVU5Hr1G060300</text:p>
          </table:table-cell>
          <table:table-cell office:value-type="float" office:value="471970474">
            <text:p>471970474</text:p>
          </table:table-cell>
          <table:table-cell office:value-type="float" office:value="471969597">
            <text:p>471969597</text:p>
          </table:table-cell>
          <table:table-cell office:value-type="string" office:value="hordeum_vulgare">
            <text:p>hordeum_vulgare</text:p>
          </table:table-cell>
          <table:table-cell office:value-type="string" office:value="ibsc">
            <text:p>ibsc</text:p>
          </table:table-cell>
          <table:table-cell office:value-type="string" office:value="Gene">
            <text:p>Gene</text:p>
          </table:table-cell>
          <table:table-cell office:value-type="string" office:value="core">
            <text:p>core</text:p>
          </table:table-cell>
          <table:table-cell office:value-type="float" office:value="-1">
            <text:p>-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HORVU5Hr1G060300">
            <text:p>HORVU5Hr1G060300</text:p>
          </table:table-cell>
          <table:table-cell office:value-type="string" office:value="HORVU5Hr1G060300.1">
            <text:p>HORVU5Hr1G060300.1</text:p>
          </table:table-cell>
          <table:table-cell office:value-type="string" office:value="chr5H:471969597-471970474">
            <text:p>chr5H:471969597-471970474</text:p>
          </table:table-cell>
          <table:table-cell office:value-type="string" office:value="high-confidence gene with predicted function due to homology to a reference protein">
            <text:p>high-confidence gene with predicted function due to homology to a reference protein</text:p>
          </table:table-cell>
          <table:table-cell office:value-type="string" office:value="rRNA 2'-O-methyltransferase fibrillarin">
            <text:p>rRNA 2'-O-methyltransferase fibrillarin</text:p>
          </table:table-cell>
          <table:table-cell office:value-type="string" office:value="['GO:0003723', 'GO:0006364', 'GO:0008033', 'GO:0008168']">
            <text:p>['GO:0003723', 'GO:0006364', 'GO:0008033', 'GO:0008168']</text:p>
          </table:table-cell>
          <table:table-cell office:value-type="string" office:value="['PF01269']">
            <text:p>['PF01269']</text:p>
          </table:table-cell>
          <table:table-cell office:value-type="string" office:value="['IPR000692', 'IPR029063']">
            <text:p>['IPR000692', 'IPR029063']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HORVU5Hr1G012510">
            <text:p>HORVU5Hr1G012510</text:p>
          </table:table-cell>
          <table:table-cell office:value-type="string" office:value="ibsc">
            <text:p>ibsc</text:p>
          </table:table-cell>
          <table:table-cell office:value-type="string" office:value="chr5H">
            <text:p>chr5H</text:p>
          </table:table-cell>
          <table:table-cell office:value-type="string" office:value="IBSC_v2">
            <text:p>IBSC_v2</text:p>
          </table:table-cell>
          <table:table-cell office:value-type="string" office:value="protein_coding">
            <text:p>protein_coding</text:p>
          </table:table-cell>
          <table:table-cell office:value-type="string" office:value="HORVU5Hr1G012510">
            <text:p>HORVU5Hr1G012510</text:p>
          </table:table-cell>
          <table:table-cell office:value-type="float" office:value="36905001">
            <text:p>36905001</text:p>
          </table:table-cell>
          <table:table-cell office:value-type="float" office:value="36668011">
            <text:p>36668011</text:p>
          </table:table-cell>
          <table:table-cell office:value-type="string" office:value="hordeum_vulgare">
            <text:p>hordeum_vulgare</text:p>
          </table:table-cell>
          <table:table-cell office:value-type="string" office:value="ibsc">
            <text:p>ibsc</text:p>
          </table:table-cell>
          <table:table-cell office:value-type="string" office:value="Gene">
            <text:p>Gene</text:p>
          </table:table-cell>
          <table:table-cell office:value-type="string" office:value="core">
            <text:p>core</text:p>
          </table:table-cell>
          <table:table-cell office:value-type="float" office:value="-1">
            <text:p>-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HORVU5Hr1G012510">
            <text:p>HORVU5Hr1G012510</text:p>
          </table:table-cell>
          <table:table-cell office:value-type="string" office:value="HORVU5Hr1G012510.9">
            <text:p>HORVU5Hr1G012510.9</text:p>
          </table:table-cell>
          <table:table-cell office:value-type="string" office:value="chr5H:36668212-36670431">
            <text:p>chr5H:36668212-36670431</text:p>
          </table:table-cell>
          <table:table-cell office:value-type="string" office:value="high-confidence gene with predicted function due to homology to a reference protein">
            <text:p>high-confidence gene with predicted function due to homology to a reference protein</text:p>
          </table:table-cell>
          <table:table-cell office:value-type="string" office:value="Protein kinase superfamily protein">
            <text:p>Protein kinase superfamily protein</text:p>
          </table:table-cell>
          <table:table-cell office:value-type="string" office:value="['GO:0004672', 'GO:0005524', 'GO:0006468']">
            <text:p>['GO:0004672', 'GO:0005524', 'GO:0006468']</text:p>
          </table:table-cell>
          <table:table-cell office:value-type="string" office:value="['PF00069']">
            <text:p>['PF00069']</text:p>
          </table:table-cell>
          <table:table-cell office:value-type="string" office:value="['IPR000719', 'IPR011009']">
            <text:p>['IPR000719', 'IPR011009']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value="HORVU2Hr1G117990">
            <text:p>HORVU2Hr1G117990</text:p>
          </table:table-cell>
          <table:table-cell office:value-type="string" office:value="ibsc">
            <text:p>ibsc</text:p>
          </table:table-cell>
          <table:table-cell office:value-type="string" office:value="chr2H">
            <text:p>chr2H</text:p>
          </table:table-cell>
          <table:table-cell office:value-type="string" office:value="IBSC_v2">
            <text:p>IBSC_v2</text:p>
          </table:table-cell>
          <table:table-cell office:value-type="string" office:value="protein_coding">
            <text:p>protein_coding</text:p>
          </table:table-cell>
          <table:table-cell office:value-type="string" office:value="HORVU2Hr1G117990">
            <text:p>HORVU2Hr1G117990</text:p>
          </table:table-cell>
          <table:table-cell office:value-type="float" office:value="741288132">
            <text:p>741288132</text:p>
          </table:table-cell>
          <table:table-cell office:value-type="float" office:value="741286603">
            <text:p>741286603</text:p>
          </table:table-cell>
          <table:table-cell office:value-type="string" office:value="hordeum_vulgare">
            <text:p>hordeum_vulgare</text:p>
          </table:table-cell>
          <table:table-cell office:value-type="string" office:value="ibsc">
            <text:p>ibsc</text:p>
          </table:table-cell>
          <table:table-cell office:value-type="string" office:value="Gene">
            <text:p>Gene</text:p>
          </table:table-cell>
          <table:table-cell office:value-type="string" office:value="core">
            <text:p>core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HORVU2Hr1G117990">
            <text:p>HORVU2Hr1G117990</text:p>
          </table:table-cell>
          <table:table-cell office:value-type="string" office:value="HORVU2Hr1G117990.2">
            <text:p>HORVU2Hr1G117990.2</text:p>
          </table:table-cell>
          <table:table-cell office:value-type="string" office:value="chr2H:741286603-741288132">
            <text:p>chr2H:741286603-741288132</text:p>
          </table:table-cell>
          <table:table-cell office:value-type="string" office:value="high-confidence gene with predicted function due to homology to a reference protein">
            <text:p>high-confidence gene with predicted function due to homology to a reference protein</text:p>
          </table:table-cell>
          <table:table-cell office:value-type="string" office:value="Heavy metal transport/detoxification superfamily protein">
            <text:p>Heavy metal transport/detoxification superfamily protein</text:p>
          </table:table-cell>
          <table:table-cell office:value-type="string" office:value="['none']">
            <text:p>['none']</text:p>
          </table:table-cell>
          <table:table-cell office:value-type="string" office:value="['none']">
            <text:p>['none']</text:p>
          </table:table-cell>
          <table:table-cell office:value-type="string" office:value="['none']">
            <text:p>['none']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value="HORVU7Hr1G100110">
            <text:p>HORVU7Hr1G100110</text:p>
          </table:table-cell>
          <table:table-cell office:value-type="string" office:value="ibsc">
            <text:p>ibsc</text:p>
          </table:table-cell>
          <table:table-cell office:value-type="string" office:value="chr7H">
            <text:p>chr7H</text:p>
          </table:table-cell>
          <table:table-cell office:value-type="string" office:value="IBSC_v2">
            <text:p>IBSC_v2</text:p>
          </table:table-cell>
          <table:table-cell office:value-type="string" office:value="nontranslating_CDS">
            <text:p>nontranslating_CDS</text:p>
          </table:table-cell>
          <table:table-cell office:value-type="string" office:value="HORVU7Hr1G100110">
            <text:p>HORVU7Hr1G100110</text:p>
          </table:table-cell>
          <table:table-cell office:value-type="float" office:value="603396525">
            <text:p>603396525</text:p>
          </table:table-cell>
          <table:table-cell office:value-type="float" office:value="603394236">
            <text:p>603394236</text:p>
          </table:table-cell>
          <table:table-cell office:value-type="string" office:value="hordeum_vulgare">
            <text:p>hordeum_vulgare</text:p>
          </table:table-cell>
          <table:table-cell office:value-type="string" office:value="ibsc">
            <text:p>ibsc</text:p>
          </table:table-cell>
          <table:table-cell office:value-type="string" office:value="Gene">
            <text:p>Gene</text:p>
          </table:table-cell>
          <table:table-cell office:value-type="string" office:value="core">
            <text:p>core</text:p>
          </table:table-cell>
          <table:table-cell office:value-type="float" office:value="-1">
            <text:p>-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HORVU7Hr1G100110">
            <text:p>HORVU7Hr1G100110</text:p>
          </table:table-cell>
          <table:table-cell office:value-type="string" office:value="HORVU7Hr1G100110.4">
            <text:p>HORVU7Hr1G100110.4</text:p>
          </table:table-cell>
          <table:table-cell office:value-type="string" office:value="chr7H:603396032-603396525">
            <text:p>chr7H:603396032-603396525</text:p>
          </table:table-cell>
          <table:table-cell office:value-type="string" office:value="high-confidence gene with predicted function due to homology to a reference protein">
            <text:p>high-confidence gene with predicted function due to homology to a reference protein</text:p>
          </table:table-cell>
          <table:table-cell office:value-type="string" office:value="histone H2A 6">
            <text:p>histone H2A 6</text:p>
          </table:table-cell>
          <table:table-cell office:value-type="string" office:value="['GO:0000786', 'GO:0003677', 'GO:0005634', 'GO:0046982']">
            <text:p>['GO:0000786', 'GO:0003677', 'GO:0005634', 'GO:0046982']</text:p>
          </table:table-cell>
          <table:table-cell office:value-type="string" office:value="['PF00125', 'PF16211']">
            <text:p>['PF00125', 'PF16211']</text:p>
          </table:table-cell>
          <table:table-cell office:value-type="string" office:value="['IPR002119', 'IPR007125', 'IPR009072', 'IPR032454', 'IPR032458']">
            <text:p>['IPR002119', 'IPR007125', 'IPR009072', 'IPR032454', 'IPR032458']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value="HORVU1Hr1G004890">
            <text:p>HORVU1Hr1G004890</text:p>
          </table:table-cell>
          <table:table-cell office:value-type="string" office:value="ibsc">
            <text:p>ibsc</text:p>
          </table:table-cell>
          <table:table-cell office:value-type="string" office:value="chr1H">
            <text:p>chr1H</text:p>
          </table:table-cell>
          <table:table-cell office:value-type="string" office:value="IBSC_v2">
            <text:p>IBSC_v2</text:p>
          </table:table-cell>
          <table:table-cell office:value-type="string" office:value="protein_coding">
            <text:p>protein_coding</text:p>
          </table:table-cell>
          <table:table-cell office:value-type="string" office:value="HORVU1Hr1G004890">
            <text:p>HORVU1Hr1G004890</text:p>
          </table:table-cell>
          <table:table-cell office:value-type="float" office:value="10207937">
            <text:p>10207937</text:p>
          </table:table-cell>
          <table:table-cell office:value-type="float" office:value="10198922">
            <text:p>10198922</text:p>
          </table:table-cell>
          <table:table-cell office:value-type="string" office:value="hordeum_vulgare">
            <text:p>hordeum_vulgare</text:p>
          </table:table-cell>
          <table:table-cell office:value-type="string" office:value="ibsc">
            <text:p>ibsc</text:p>
          </table:table-cell>
          <table:table-cell office:value-type="string" office:value="Gene">
            <text:p>Gene</text:p>
          </table:table-cell>
          <table:table-cell office:value-type="string" office:value="core">
            <text:p>core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HORVU1Hr1G004890">
            <text:p>HORVU1Hr1G004890</text:p>
          </table:table-cell>
          <table:table-cell office:value-type="string" office:value="HORVU1Hr1G004890.2">
            <text:p>HORVU1Hr1G004890.2</text:p>
          </table:table-cell>
          <table:table-cell office:value-type="string" office:value="chr1H:10198922-10207778">
            <text:p>chr1H:10198922-10207778</text:p>
          </table:table-cell>
          <table:table-cell office:value-type="string" office:value="high-confidence gene with predicted function due to homology to a reference protein">
            <text:p>high-confidence gene with predicted function due to homology to a reference protein</text:p>
          </table:table-cell>
          <table:table-cell office:value-type="string" office:value="Resistance protein LR10">
            <text:p>Resistance protein LR10</text:p>
          </table:table-cell>
          <table:table-cell office:value-type="string" office:value="['GO:0043531']">
            <text:p>['GO:0043531']</text:p>
          </table:table-cell>
          <table:table-cell office:value-type="string" office:value="['PF00931']">
            <text:p>['PF00931']</text:p>
          </table:table-cell>
          <table:table-cell office:value-type="string" office:value="['IPR002182', 'IPR027417']">
            <text:p>['IPR002182', 'IPR027417']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string" office:value="HORVU7Hr1G095150">
            <text:p>HORVU7Hr1G095150</text:p>
          </table:table-cell>
          <table:table-cell office:value-type="string" office:value="ibsc">
            <text:p>ibsc</text:p>
          </table:table-cell>
          <table:table-cell office:value-type="string" office:value="chr7H">
            <text:p>chr7H</text:p>
          </table:table-cell>
          <table:table-cell office:value-type="string" office:value="IBSC_v2">
            <text:p>IBSC_v2</text:p>
          </table:table-cell>
          <table:table-cell office:value-type="string" office:value="protein_coding">
            <text:p>protein_coding</text:p>
          </table:table-cell>
          <table:table-cell office:value-type="string" office:value="HORVU7Hr1G095150">
            <text:p>HORVU7Hr1G095150</text:p>
          </table:table-cell>
          <table:table-cell office:value-type="float" office:value="579903307">
            <text:p>579903307</text:p>
          </table:table-cell>
          <table:table-cell office:value-type="float" office:value="579902987">
            <text:p>579902987</text:p>
          </table:table-cell>
          <table:table-cell office:value-type="string" office:value="hordeum_vulgare">
            <text:p>hordeum_vulgare</text:p>
          </table:table-cell>
          <table:table-cell office:value-type="string" office:value="ibsc">
            <text:p>ibsc</text:p>
          </table:table-cell>
          <table:table-cell office:value-type="string" office:value="Gene">
            <text:p>Gene</text:p>
          </table:table-cell>
          <table:table-cell office:value-type="string" office:value="core">
            <text:p>core</text:p>
          </table:table-cell>
          <table:table-cell office:value-type="float" office:value="-1">
            <text:p>-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HORVU7Hr1G095150">
            <text:p>HORVU7Hr1G095150</text:p>
          </table:table-cell>
          <table:table-cell office:value-type="string" office:value="HORVU7Hr1G095150.1">
            <text:p>HORVU7Hr1G095150.1</text:p>
          </table:table-cell>
          <table:table-cell office:value-type="string" office:value="chr7H:579902987-579903307">
            <text:p>chr7H:579902987-579903307</text:p>
          </table:table-cell>
          <table:table-cell office:value-type="string" office:value="high-confidence gene with homology to a reference protein but with unknown predicted function">
            <text:p>high-confidence gene with homology to a reference protein but with unknown predicted function</text:p>
          </table:table-cell>
          <table:table-cell office:value-type="string" office:value="unknown function">
            <text:p>unknown function</text:p>
          </table:table-cell>
          <table:table-cell office:value-type="string" office:value="['none']">
            <text:p>['none']</text:p>
          </table:table-cell>
          <table:table-cell office:value-type="string" office:value="['none']">
            <text:p>['none']</text:p>
          </table:table-cell>
          <table:table-cell office:value-type="string" office:value="['none']">
            <text:p>['none']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string" office:value="HORVU6Hr1G077260">
            <text:p>HORVU6Hr1G077260</text:p>
          </table:table-cell>
          <table:table-cell office:value-type="string" office:value="ibsc">
            <text:p>ibsc</text:p>
          </table:table-cell>
          <table:table-cell office:value-type="string" office:value="chr6H">
            <text:p>chr6H</text:p>
          </table:table-cell>
          <table:table-cell office:value-type="string" office:value="IBSC_v2">
            <text:p>IBSC_v2</text:p>
          </table:table-cell>
          <table:table-cell office:value-type="string" office:value="protein_coding">
            <text:p>protein_coding</text:p>
          </table:table-cell>
          <table:table-cell office:value-type="string" office:value="HORVU6Hr1G077260">
            <text:p>HORVU6Hr1G077260</text:p>
          </table:table-cell>
          <table:table-cell office:value-type="float" office:value="529219428">
            <text:p>529219428</text:p>
          </table:table-cell>
          <table:table-cell office:value-type="float" office:value="529217790">
            <text:p>529217790</text:p>
          </table:table-cell>
          <table:table-cell office:value-type="string" office:value="hordeum_vulgare">
            <text:p>hordeum_vulgare</text:p>
          </table:table-cell>
          <table:table-cell office:value-type="string" office:value="ibsc">
            <text:p>ibsc</text:p>
          </table:table-cell>
          <table:table-cell office:value-type="string" office:value="Gene">
            <text:p>Gene</text:p>
          </table:table-cell>
          <table:table-cell office:value-type="string" office:value="core">
            <text:p>core</text:p>
          </table:table-cell>
          <table:table-cell office:value-type="float" office:value="1">
            <text:p>1</text:p>
          </table:table-cell>
          <table:table-cell office:value-type="string" office:value="Predicted protein [Source:UniProtKB/TrEMBL;Acc:F2DN69]">
            <text:p>Predicted protein [Source:UniProtKB/TrEMBL;Acc:F2DN69]</text:p>
          </table:table-cell>
          <table:table-cell office:value-type="string" office:value="">
            <text:p/>
          </table:table-cell>
          <table:table-cell office:value-type="string" office:value="HORVU6Hr1G077260">
            <text:p>HORVU6Hr1G077260</text:p>
          </table:table-cell>
          <table:table-cell office:value-type="string" office:value="HORVU6Hr1G077260.1">
            <text:p>HORVU6Hr1G077260.1</text:p>
          </table:table-cell>
          <table:table-cell office:value-type="string" office:value="chr6H:529217790-529219428">
            <text:p>chr6H:529217790-529219428</text:p>
          </table:table-cell>
          <table:table-cell office:value-type="string" office:value="high-confidence gene with predicted function due to homology to a reference protein">
            <text:p>high-confidence gene with predicted function due to homology to a reference protein</text:p>
          </table:table-cell>
          <table:table-cell office:value-type="string" office:value="alpha/beta-Hydrolases superfamily protein">
            <text:p>alpha/beta-Hydrolases superfamily protein</text:p>
          </table:table-cell>
          <table:table-cell office:value-type="string" office:value="['GO:0008152', 'GO:0016787']">
            <text:p>['GO:0008152', 'GO:0016787']</text:p>
          </table:table-cell>
          <table:table-cell office:value-type="string" office:value="['PF07859']">
            <text:p>['PF07859']</text:p>
          </table:table-cell>
          <table:table-cell office:value-type="string" office:value="['IPR013094', 'IPR029058']">
            <text:p>['IPR013094', 'IPR029058']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string" office:value="HORVU2Hr1G044910">
            <text:p>HORVU2Hr1G044910</text:p>
          </table:table-cell>
          <table:table-cell office:value-type="string" office:value="ibsc">
            <text:p>ibsc</text:p>
          </table:table-cell>
          <table:table-cell office:value-type="string" office:value="chr2H">
            <text:p>chr2H</text:p>
          </table:table-cell>
          <table:table-cell office:value-type="string" office:value="IBSC_v2">
            <text:p>IBSC_v2</text:p>
          </table:table-cell>
          <table:table-cell office:value-type="string" office:value="protein_coding">
            <text:p>protein_coding</text:p>
          </table:table-cell>
          <table:table-cell office:value-type="string" office:value="HORVU2Hr1G044910">
            <text:p>HORVU2Hr1G044910</text:p>
          </table:table-cell>
          <table:table-cell office:value-type="float" office:value="234831306">
            <text:p>234831306</text:p>
          </table:table-cell>
          <table:table-cell office:value-type="float" office:value="234820504">
            <text:p>234820504</text:p>
          </table:table-cell>
          <table:table-cell office:value-type="string" office:value="hordeum_vulgare">
            <text:p>hordeum_vulgare</text:p>
          </table:table-cell>
          <table:table-cell office:value-type="string" office:value="ibsc">
            <text:p>ibsc</text:p>
          </table:table-cell>
          <table:table-cell office:value-type="string" office:value="Gene">
            <text:p>Gene</text:p>
          </table:table-cell>
          <table:table-cell office:value-type="string" office:value="core">
            <text:p>core</text:p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HORVU2Hr1G044910">
            <text:p>HORVU2Hr1G044910</text:p>
          </table:table-cell>
          <table:table-cell office:value-type="string" office:value="HORVU2Hr1G044910.56">
            <text:p>HORVU2Hr1G044910.56</text:p>
          </table:table-cell>
          <table:table-cell office:value-type="string" office:value="chr2H:234825277-234830304">
            <text:p>chr2H:234825277-234830304</text:p>
          </table:table-cell>
          <table:table-cell office:value-type="string" office:value="high-confidence gene with predicted function due to homology to a reference protein">
            <text:p>high-confidence gene with predicted function due to homology to a reference protein</text:p>
          </table:table-cell>
          <table:table-cell office:value-type="string" office:value="receptor kinase 2">
            <text:p>receptor kinase 2</text:p>
          </table:table-cell>
          <table:table-cell office:value-type="string" office:value="['GO:0004672', 'GO:0005524', 'GO:0006468']">
            <text:p>['GO:0004672', 'GO:0005524', 'GO:0006468']</text:p>
          </table:table-cell>
          <table:table-cell office:value-type="string" office:value="['PF01657', 'PF07714']">
            <text:p>['PF01657', 'PF07714']</text:p>
          </table:table-cell>
          <table:table-cell office:value-type="string" office:value="['IPR000719', 'IPR001245', 'IPR002290', 'IPR002902', 'IPR008271', 'IPR011009', 'IPR013320']">
            <text:p>['IPR000719', 'IPR001245', 'IPR002290', 'IPR002902', 'IPR008271', 'IPR011009', 'IPR013320']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string" office:value="ENSRNA049483274">
            <text:p>ENSRNA049483274</text:p>
          </table:table-cell>
          <table:table-cell office:value-type="string" office:value="Ensembl_Plants">
            <text:p>Ensembl_Plants</text:p>
          </table:table-cell>
          <table:table-cell office:value-type="string" office:value="chr4H">
            <text:p>chr4H</text:p>
          </table:table-cell>
          <table:table-cell office:value-type="string" office:value="IBSC_v2">
            <text:p>IBSC_v2</text:p>
          </table:table-cell>
          <table:table-cell office:value-type="string" office:value="rRNA">
            <text:p>rRNA</text:p>
          </table:table-cell>
          <table:table-cell office:value-type="string" office:value="ENSRNA049483274">
            <text:p>ENSRNA049483274</text:p>
          </table:table-cell>
          <table:table-cell office:value-type="float" office:value="103737811">
            <text:p>103737811</text:p>
          </table:table-cell>
          <table:table-cell office:value-type="float" office:value="103737694">
            <text:p>103737694</text:p>
          </table:table-cell>
          <table:table-cell office:value-type="string" office:value="hordeum_vulgare">
            <text:p>hordeum_vulgare</text:p>
          </table:table-cell>
          <table:table-cell office:value-type="string" office:value="rfam_12.2_gene">
            <text:p>rfam_12.2_gene</text:p>
          </table:table-cell>
          <table:table-cell office:value-type="string" office:value="Gene">
            <text:p>Gene</text:p>
          </table:table-cell>
          <table:table-cell office:value-type="string" office:value="core">
            <text:p>core</text:p>
          </table:table-cell>
          <table:table-cell office:value-type="float" office:value="1">
            <text:p>1</text:p>
          </table:table-cell>
          <table:table-cell office:value-type="string" office:value="5S ribosomal RNA">
            <text:p>5S ribosomal RNA</text:p>
          </table:table-cell>
          <table:table-cell office:value-type="string" office:value="5S_rRNA">
            <text:p>5S_rRN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string" office:value="HORVU2Hr1G101700">
            <text:p>HORVU2Hr1G101700</text:p>
          </table:table-cell>
          <table:table-cell office:value-type="string" office:value="ibsc">
            <text:p>ibsc</text:p>
          </table:table-cell>
          <table:table-cell office:value-type="string" office:value="chr2H">
            <text:p>chr2H</text:p>
          </table:table-cell>
          <table:table-cell office:value-type="string" office:value="IBSC_v2">
            <text:p>IBSC_v2</text:p>
          </table:table-cell>
          <table:table-cell office:value-type="string" office:value="protein_coding">
            <text:p>protein_coding</text:p>
          </table:table-cell>
          <table:table-cell office:value-type="string" office:value="HORVU2Hr1G101700">
            <text:p>HORVU2Hr1G101700</text:p>
          </table:table-cell>
          <table:table-cell office:value-type="float" office:value="694298791">
            <text:p>694298791</text:p>
          </table:table-cell>
          <table:table-cell office:value-type="float" office:value="694290916">
            <text:p>694290916</text:p>
          </table:table-cell>
          <table:table-cell office:value-type="string" office:value="hordeum_vulgare">
            <text:p>hordeum_vulgare</text:p>
          </table:table-cell>
          <table:table-cell office:value-type="string" office:value="ibsc">
            <text:p>ibsc</text:p>
          </table:table-cell>
          <table:table-cell office:value-type="string" office:value="Gene">
            <text:p>Gene</text:p>
          </table:table-cell>
          <table:table-cell office:value-type="string" office:value="core">
            <text:p>core</text:p>
          </table:table-cell>
          <table:table-cell office:value-type="float" office:value="-1">
            <text:p>-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HORVU2Hr1G101700">
            <text:p>HORVU2Hr1G101700</text:p>
          </table:table-cell>
          <table:table-cell office:value-type="string" office:value="HORVU2Hr1G101700.6">
            <text:p>HORVU2Hr1G101700.6</text:p>
          </table:table-cell>
          <table:table-cell office:value-type="string" office:value="chr2H:694293096-694298663">
            <text:p>chr2H:694293096-694298663</text:p>
          </table:table-cell>
          <table:table-cell office:value-type="string" office:value="high-confidence gene with predicted function due to homology to a reference protein">
            <text:p>high-confidence gene with predicted function due to homology to a reference protein</text:p>
          </table:table-cell>
          <table:table-cell office:value-type="string" office:value="Disease resistance protein">
            <text:p>Disease resistance protein</text:p>
          </table:table-cell>
          <table:table-cell office:value-type="string" office:value="['GO:0043531']">
            <text:p>['GO:0043531']</text:p>
          </table:table-cell>
          <table:table-cell office:value-type="string" office:value="['PF00931']">
            <text:p>['PF00931']</text:p>
          </table:table-cell>
          <table:table-cell office:value-type="string" office:value="['IPR002182', 'IPR027417', 'IPR032675']">
            <text:p>['IPR002182', 'IPR027417', 'IPR032675']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